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0000002742EF6FE60.png" manifest:media-type="image/png"/>
  <manifest:file-entry manifest:full-path="Pictures/10000001000004B000000274EAA7202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tor" svg:font-family="Actor"/>
    <style:font-face style:name="Arial" svg:font-family="Arial"/>
    <style:font-face style:name="Calibri" svg:font-family="Calibri"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Unbounded" svg:font-family="Unbound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light1" loext:color-type="theme"/>
      </style:graphic-properties>
    </style:style>
    <style:style style:name="gr2" style:family="graphic">
      <style:graphic-properties loext:decorative="false"/>
    </style:style>
    <style:style style:name="gr3" style:family="graphic" style:parent-style-name="standard">
      <style:graphic-properties draw:stroke="solid" svg:stroke-width="0.106cm" svg:stroke-color="#7e4fcf"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light2" loext:color-type="theme"/>
      </style:graphic-properties>
    </style:style>
    <style:style style:name="gr4" style:family="graphic">
      <style:graphic-properties style:protect="size" loext:decorative="false"/>
    </style:style>
    <style:style style:name="gr5" style:family="graphic">
      <style:graphic-properties style:writing-mode="lr-tb" loext:decorative="false"/>
    </style:style>
    <style:style style:name="gr6"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loext:stroke-complex-color loext:theme-type="dark2" loext:color-type="theme">
          <loext:transformation loext:type="lummod" loext:value="7500"/>
        </loext:stroke-complex-color>
      </style:graphic-properties>
    </style:style>
    <style:style style:name="gr7"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loext:stroke-complex-color loext:theme-type="dark2" loext:color-type="theme">
          <loext:transformation loext:type="lummod" loext:value="7500"/>
        </loext:stroke-complex-color>
      </style:graphic-properties>
    </style:style>
    <style:style style:name="gr8"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transformation loext:type="lummod" loext:value="7500"/>
        </loext:stroke-complex-color>
      </style:graphic-properties>
    </style:style>
    <style:style style:name="gr9"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29cm" fo:padding-bottom="0.029cm" fo:padding-left="0.254cm" fo:padding-right="0.254cm" fo:wrap-option="wrap" loext:decorative="false">
        <loext:stroke-complex-color loext:theme-type="dark2" loext:color-type="theme">
          <loext:transformation loext:type="lummod" loext:value="7500"/>
        </loext:stroke-complex-color>
      </style:graphic-properties>
    </style:style>
    <style:style style:name="gr10"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3cm" fo:padding-bottom="0.03cm" fo:padding-left="0.254cm" fo:padding-right="0.254cm" fo:wrap-option="wrap" loext:decorative="false">
        <loext:stroke-complex-color loext:theme-type="dark2" loext:color-type="theme">
          <loext:transformation loext:type="lummod" loext:value="7500"/>
        </loext:stroke-complex-color>
      </style:graphic-properties>
    </style:style>
    <style:style style:name="gr11"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2"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loext:stroke-complex-color loext:theme-type="light1" loext:color-type="theme"/>
      </style:graphic-properties>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BLANK_5f_1_5f_1_5f_1_5f_1_5f_1_5f_1-subtitle" style:list-style-name="L8">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9" style:family="presentation" style:parent-style-name="BLANK_5f_1_5f_1_5f_1_5f_1_5f_1_5f_1-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0" style:family="presentation" style:parent-style-name="BLANK_5f_1_5f_1_5f_1_5f_1_5f_1_5f_1-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1" style:family="presentation" style:parent-style-name="BLANK_5f_1_5f_1_5f_1_5f_1_5f_1_5f_1-subtitle"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BLANK_5f_1_5f_1_5f_1_5f_1_5f_1_5f_1-subtitle" style:list-style-name="L8">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BLANK_5f_1_5f_1_5f_1_5f_1_5f_1_5f_1-subtitle" style:list-style-name="L8">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4" style:family="presentation" style:parent-style-name="BLANK_5f_1_5f_1_5f_1_5f_1_5f_1_5f_1-subtitle" style:list-style-name="L8">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5" style:family="presentation" style:parent-style-name="TITLE_5f_AND_5f_TWO_5f_COLUMNS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TITLE_5f_AND_5f_TWO_5f_COLUMNS_5f_1_5f_1-subtitle"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7" style:family="presentation" style:parent-style-name="TITLE_5f_AND_5f_TWO_5f_COLUMNS_5f_1_5f_1-subtitle"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8" style:family="presentation" style:parent-style-name="TITLE_5f_AND_5f_TWO_5f_COLUMNS_5f_1_5f_1-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ONE_5f_COLUMN_5f_TEXT-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1" style:family="presentation" style:parent-style-name="ONE_5f_COLUMN_5f_TEXT-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SECTION_5f_TITLE_5f_AND_5f_DESCRIPTION-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3" style:family="presentation" style:parent-style-name="SECTION_5f_TITLE_5f_AND_5f_DESCRIPTION-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52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center" style:font-independent-line-spacing="true"/>
      <style:text-properties fo:font-size="29pt"/>
    </style:style>
    <style:style style:name="P8" style:family="paragraph">
      <style:paragraph-properties fo:margin-left="0cm" fo:margin-right="0cm" fo:margin-top="0cm" fo:margin-bottom="0.282cm" fo:line-height="100%" fo:text-align="center" fo:text-indent="0cm" loext:tab-stop-distance="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4pt"/>
    </style:style>
    <style:style style:name="P10" style:family="paragraph">
      <loext:graphic-properties draw:fill="none" draw:fill-color="#ffffff"/>
      <style:paragraph-properties fo:text-align="center" style:font-independent-line-spacing="true"/>
      <style:text-properties fo:font-size="14pt"/>
    </style:style>
    <style:style style:name="P11" style:family="paragraph">
      <loext:graphic-properties draw:fill="none"/>
      <style:paragraph-properties fo:text-align="center" style:font-independent-line-spacing="true"/>
      <style:text-properties fo:font-size="30pt"/>
    </style:style>
    <style:style style:name="P12" style:family="paragraph">
      <style:paragraph-properties fo:margin-left="1.27cm" fo:margin-right="0cm" fo:margin-top="0cm" fo:margin-bottom="0.282cm" fo:line-height="100%" fo:text-align="center" fo:text-indent="-0.882cm" loext:tab-stop-distance="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20pt"/>
    </style:style>
    <style:style style:name="P14" style:family="paragraph">
      <loext:graphic-properties draw:fill="none" draw:fill-color="#ffffff"/>
      <style:paragraph-properties fo:text-align="start" style:font-independent-line-spacing="true"/>
      <style:text-properties fo:font-size="11pt"/>
    </style:style>
    <style:style style:name="P15" style:family="paragraph">
      <loext:graphic-properties draw:fill="none" draw:fill-color="#ffffff"/>
      <style:paragraph-properties fo:margin-left="1.27cm" fo:margin-right="0cm" fo:margin-top="0cm" fo:margin-bottom="0.282cm" fo:line-height="100%" fo:text-align="center" fo:text-indent="-0.882cm" loext:tab-stop-distance="0cm" style:font-independent-line-spacing="true">
        <style:tab-stops>
          <style:tab-stop style:position="0cm"/>
        </style:tab-stops>
      </style:paragraph-properties>
      <style:text-properties fo:font-size="20pt"/>
    </style:style>
    <style:style style:name="P16" style:family="paragraph">
      <style:paragraph-properties fo:margin-left="0cm" fo:margin-right="0cm" fo:margin-top="0cm" fo:margin-bottom="0.282cm" fo:line-height="100%" fo:text-align="center" fo:text-indent="0cm" loext:tab-stop-distance="0cm" style:writing-mode="lr-tb">
        <style:tab-stops>
          <style:tab-stop style:position="0cm"/>
        </style:tab-stops>
      </style:paragraph-properties>
      <style:text-properties fo:font-size="14pt"/>
    </style:style>
    <style:style style:name="P17" style:family="paragraph">
      <loext:graphic-properties draw:fill="none" draw:fill-color="#ffffff"/>
      <style:paragraph-properties fo:margin-left="0cm" fo:margin-right="0cm" fo:margin-top="0cm" fo:margin-bottom="0.282cm" fo:line-height="100%" fo:text-align="center" fo:text-indent="0cm" loext:tab-stop-distance="0cm"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19"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20" style:family="paragraph">
      <style:paragraph-properties fo:margin-left="1.27cm" fo:margin-right="0cm" fo:margin-top="0cm" fo:margin-bottom="0.282cm" fo:line-height="100%" fo:text-align="center" fo:text-indent="-0.882cm" loext:tab-stop-distance="0cm" style:writing-mode="lr-tb">
        <style:tab-stops>
          <style:tab-stop style:position="0cm"/>
        </style:tab-stops>
      </style:paragraph-properties>
      <style:text-properties fo:font-size="16pt"/>
    </style:style>
    <style:style style:name="P21" style:family="paragraph">
      <loext:graphic-properties draw:fill="none" draw:fill-color="#ffffff"/>
      <style:paragraph-properties fo:margin-left="1.27cm" fo:margin-right="0cm" fo:margin-top="0cm" fo:margin-bottom="0.282cm" fo:line-height="100%" fo:text-align="center" fo:text-indent="-0.882cm" loext:tab-stop-distance="0cm" style:font-independent-line-spacing="true">
        <style:tab-stops>
          <style:tab-stop style:position="0cm"/>
        </style:tab-stops>
      </style:paragraph-properties>
      <style:text-properties fo:font-size="16pt"/>
    </style:style>
    <style:style style:name="P2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23"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24" style:family="paragraph">
      <loext:graphic-properties draw:fill="solid" draw:fill-color="#657e9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5"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26" style:family="paragraph">
      <style:paragraph-properties fo:margin-left="0cm" fo:margin-right="0cm" fo:margin-top="0.353cm" fo:margin-bottom="0cm" fo:line-height="100%" fo:text-align="start" fo:text-indent="0cm" loext:tab-stop-distance="0cm" style:writing-mode="lr-tb">
        <style:tab-stops>
          <style:tab-stop style:position="0cm"/>
        </style:tab-stops>
      </style:paragraph-properties>
    </style:style>
    <style:style style:name="P27" style:family="paragraph">
      <loext:graphic-properties draw:fill="none" draw:fill-color="#ffffff"/>
      <style:paragraph-properties fo:text-align="start" style:font-independent-line-spacing="true"/>
      <style:text-properties fo:font-size="16pt"/>
    </style:style>
    <style:style style:name="P28" style:family="paragraph">
      <style:paragraph-properties fo:margin-left="0cm" fo:margin-right="0cm" fo:margin-top="0cm" fo:margin-bottom="0cm" fo:line-height="100%" fo:text-align="center" fo:text-indent="0cm" style:writing-mode="lr-tb"/>
    </style:style>
    <style:style style:name="P29" style:family="paragraph">
      <loext:graphic-properties draw:fill="none"/>
      <style:paragraph-properties fo:margin-left="0cm" fo:margin-right="0cm" fo:margin-top="0cm" fo:margin-bottom="0cm" fo:line-height="100%" fo:text-align="center" fo:text-indent="0cm" style:font-independent-line-spacing="true"/>
      <style:text-properties fo:font-size="29pt"/>
    </style:style>
    <style:style style:name="P30" style:family="paragraph">
      <loext:graphic-properties draw:fill="none"/>
      <style:paragraph-properties fo:text-align="center" style:font-independent-line-spacing="true"/>
      <style:text-properties fo:font-size="50pt"/>
    </style:style>
    <style:style style:name="T1" style:family="text">
      <style:text-properties fo:font-variant="normal" fo:text-transform="none" fo:color="#ffffff" loext:opacity="100%" style:text-outline="false" style:text-line-through-style="none" style:text-line-through-type="none" style:text-position="0% 100%" style:font-name="Unbounded" fo:font-size="54pt" fo:letter-spacing="normal" fo:language="en" fo:country="US" fo:font-style="normal" style:text-underline-style="none" fo:font-weight="bold" fo:background-color="transparent" style:font-name-asian="Unbounded" style:font-size-asian="54pt" style:font-style-asian="normal" style:font-weight-asian="bold" style:font-name-complex="Unbounded" style:font-size-complex="54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Unbounded" fo:font-size="54pt" fo:letter-spacing="normal" fo:language="ru" fo:country="RU" fo:font-style="normal" style:text-underline-style="none" fo:font-weight="bold" fo:background-color="transparent" style:font-name-asian="Unbounded" style:font-size-asian="54pt" style:font-style-asian="normal" style:font-weight-asian="bold" style:font-name-complex="Unbounded" style:font-size-complex="54pt" style:font-style-complex="normal" style:font-weight-complex="bold">
        <loext:char-complex-color loext:theme-type="light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Unbounded" fo:font-size="29pt" fo:letter-spacing="normal" fo:language="en" fo:country="US" fo:font-style="normal" style:text-underline-style="none" fo:font-weight="normal" fo:background-color="transparent" style:font-name-asian="Unbounded" style:font-size-asian="29pt" style:font-style-asian="normal" style:font-weight-asian="normal" style:font-name-complex="Unbounded" style:font-size-complex="29pt" style:font-style-complex="normal" style:font-weight-complex="normal">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Unbounded" fo:font-size="29pt" fo:letter-spacing="normal" fo:language="ru" fo:country="RU" fo:font-style="normal" style:text-underline-style="none" fo:font-weight="normal" fo:background-color="transparent" style:font-name-asian="Unbounded" style:font-size-asian="29pt" style:font-style-asian="normal" style:font-weight-asian="normal" style:font-name-complex="Unbounded" style:font-size-complex="29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normal" fo:background-color="transparent" style:font-name-asian="Times New Roman" style:font-size-asian="18pt" style:font-style-asian="normal" style:font-weight-asian="normal" style:font-name-complex="Times New Roman1" style:font-size-complex="18pt" style:font-style-complex="normal" style:font-weight-complex="normal">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normal" fo:background-color="transparent" style:font-name-asian="Times New Roman" style:font-size-asian="18pt" style:font-style-asian="normal" style:font-weight-asian="normal" style:font-name-complex="Actor" style:font-size-complex="18pt" style:font-style-complex="normal" style:font-weight-complex="normal">
        <loext:char-complex-color loext:theme-type="light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Unbounded" fo:font-size="30pt" fo:letter-spacing="normal" fo:language="en" fo:country="none" fo:font-style="normal" style:text-underline-style="none" fo:font-weight="bold" fo:background-color="transparent" style:font-name-asian="Unbounded" style:font-size-asian="30pt" style:font-style-asian="normal" style:font-weight-asian="bold" style:font-name-complex="Unbounded" style:font-size-complex="30pt" style:font-style-complex="normal" style:font-weight-complex="bold">
        <loext:char-complex-color loext:theme-type="light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bold" fo:background-color="transparent" style:font-name-asian="Times New Roman" style:font-size-asian="18pt" style:font-style-asian="normal" style:font-weight-asian="bold" style:font-name-complex="Times New Roman1" style:font-size-complex="18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Actor" fo:letter-spacing="normal" fo:language="ru" fo:country="RU" fo:font-style="normal" style:text-underline-style="none" fo:font-weight="normal" fo:background-color="transparent" style:font-name-asian="Times New Roman" style:font-size-asian="18pt" style:font-style-asian="normal" style:font-weight-asian="normal" style:font-name-complex="Times New Roman1" style:font-size-complex="18pt" style:font-style-complex="normal" style:font-weight-complex="normal">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Actor" fo:letter-spacing="normal" fo:language="ru" fo:country="RU" fo:font-style="normal" style:text-underline-style="none" fo:font-weight="normal" fo:background-color="transparent" style:font-name-asian="Times New Roman" style:font-size-asian="18pt" style:font-style-asian="normal" style:font-weight-asian="normal" style:font-name-complex="Actor" style:font-size-complex="18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Unbounded" fo:font-size="30pt" fo:letter-spacing="normal" fo:language="ru" fo:country="RU" fo:font-style="normal" style:text-underline-style="none" fo:font-weight="bold" fo:background-color="transparent" style:font-name-asian="Unbounded" style:font-size-asian="30pt" style:font-style-asian="normal" style:font-weight-asian="bold" style:font-name-complex="Unbounded" style:font-size-complex="30pt" style:font-style-complex="normal" style:font-weight-complex="bold">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Actor" fo:letter-spacing="normal" fo:language="ru" fo:country="RU" fo:font-style="normal" style:text-underline-style="none" fo:font-weight="bold" fo:background-color="transparent" style:font-name-asian="Times New Roman" style:font-size-asian="18pt" style:font-style-asian="normal" style:font-weight-asian="bold" style:font-name-complex="Times New Roman1" style:font-size-complex="18pt" style:font-style-complex="normal" style:font-weight-complex="bold">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Actor" fo:letter-spacing="normal" fo:language="ru" fo:country="RU" fo:font-style="normal" style:text-underline-style="none" fo:font-weight="bold" fo:background-color="transparent" style:font-name-asian="Calibri" style:font-size-asian="18pt" style:font-style-asian="normal" style:font-weight-asian="bold" style:font-name-complex="Times New Roman1" style:font-size-complex="18pt" style:font-style-complex="normal" style:font-weight-complex="bold">
        <loext:char-complex-color loext:theme-type="light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Actor" fo:letter-spacing="normal" fo:language="ru" fo:country="RU" fo:font-style="normal" style:text-underline-style="none" fo:font-weight="bold" fo:background-color="transparent" style:font-name-asian="Calibri" style:font-size-asian="16pt" style:font-style-asian="normal" style:font-weight-asian="bold" style:font-name-complex="Times New Roman1" style:font-size-complex="16pt" style:font-style-complex="normal" style:font-weight-complex="bold">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Unbounded" fo:font-size="32pt" fo:letter-spacing="normal" fo:language="en" fo:country="US" fo:font-style="normal" style:text-underline-style="none" fo:font-weight="bold" fo:background-color="transparent" style:font-name-asian="Unbounded" style:font-size-asian="32pt" style:font-style-asian="normal" style:font-weight-asian="bold" style:font-name-complex="Unbounded" style:font-size-complex="32pt" style:font-style-complex="normal" style:font-weight-complex="bold">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Unbounded" fo:font-size="32pt" fo:letter-spacing="normal" fo:language="ru" fo:country="RU" fo:font-style="normal" style:text-underline-style="none" fo:font-weight="bold" fo:background-color="transparent" style:font-name-asian="Unbounded" style:font-size-asian="32pt" style:font-style-asian="normal" style:font-weight-asian="bold" style:font-name-complex="Unbounded" style:font-size-complex="32pt" style:font-style-complex="normal" style:font-weight-complex="bold">
        <loext:char-complex-color loext:theme-type="light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Actor" fo:letter-spacing="normal" fo:language="ru" fo:country="RU" fo:font-style="normal" style:text-underline-style="none" fo:font-weight="normal" fo:background-color="transparent" style:font-name-asian="Actor" style:font-size-asian="14pt" style:font-style-asian="normal" style:font-weight-asian="normal" style:font-name-complex="Actor" style:font-size-complex="14pt" style:font-style-complex="normal" style:font-weight-complex="normal">
        <loext:char-complex-color loext:theme-type="light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Actor" fo:letter-spacing="normal" fo:language="en" fo:country="US" fo:font-style="normal" style:text-underline-style="none" fo:font-weight="normal" fo:background-color="transparent" style:font-name-asian="Actor" style:font-size-asian="14pt" style:font-style-asian="normal" style:font-weight-asian="normal" style:font-name-complex="Actor" style:font-size-complex="14pt" style:font-style-complex="normal" style:font-weight-complex="normal">
        <loext:char-complex-color loext:theme-type="light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Actor" fo:font-size="14pt" fo:letter-spacing="normal" fo:language="ru" fo:country="RU" fo:font-style="normal" style:text-underline-style="none" fo:font-weight="normal" fo:background-color="transparent" style:font-name-asian="Actor" style:font-size-asian="14pt" style:font-style-asian="normal" style:font-weight-asian="normal" style:font-name-complex="Actor" style:font-size-complex="14pt" style:font-style-complex="normal" style:font-weight-complex="normal">
        <loext:char-complex-color loext:theme-type="light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Unbounded" fo:font-size="20pt" fo:letter-spacing="normal" fo:language="ru" fo:country="RU" fo:font-style="normal" style:text-underline-style="none" fo:font-weight="bold" fo:background-color="transparent" style:font-name-asian="Unbounded" style:font-size-asian="20pt" style:font-style-asian="normal" style:font-weight-asian="bold" style:font-name-complex="Unbounded" style:font-size-complex="20pt" style:font-style-complex="normal" style:font-weight-complex="bold">
        <loext:char-complex-color loext:theme-type="light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normal" fo:background-color="transparent" style:font-name-asian="Actor" style:font-size-asian="18pt" style:font-style-asian="normal" style:font-weight-asian="normal" style:font-name-complex="Actor" style:font-size-complex="18pt" style:font-style-complex="normal" style:font-weight-complex="normal">
        <loext:char-complex-color loext:theme-type="light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Unbounded" fo:font-size="50pt" fo:letter-spacing="normal" fo:language="ru" fo:country="RU" fo:font-style="normal" style:text-underline-style="none" fo:font-weight="bold" fo:background-color="transparent" style:font-name-asian="Unbounded" style:font-size-asian="50pt" style:font-style-asian="normal" style:font-weight-asian="bold" style:font-name-complex="Unbounded" style:font-size-complex="50pt" style:font-style-complex="normal" style:font-weight-complex="bold">
        <loext:char-complex-color loext:theme-type="light1"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Unbounded" fo:font-size="50pt" fo:letter-spacing="normal" fo:language="en" fo:country="none" fo:font-style="normal" style:text-underline-style="none" fo:font-weight="bold" fo:background-color="transparent" style:font-name-asian="Unbounded" style:font-size-asian="50pt" style:font-style-asian="normal" style:font-weight-asian="bold" style:font-name-complex="Unbounded" style:font-size-complex="50pt" style:font-style-complex="normal" style:font-weight-complex="bold">
        <loext:char-complex-color loext:theme-type="light1" loext:color-type="theme"/>
      </style:text-properties>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353cm" text:min-label-width="0.917cm"/>
        <style:text-properties style:font-name="Actor" fo:color="#7e4fc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Unit и usability тестирование&#10;" draw:style-name="dp1" draw:master-page-name="TITLE" presentation:presentation-page-layout-name="AL1T0">
        <draw:frame draw:name="Google Shape;435;p35" presentation:style-name="pr1" draw:text-style-name="P2" draw:layer="layout" svg:width="20.795cm" svg:height="3.117cm" svg:x="2.302cm" svg:y="8.255cm" presentation:class="title" presentation:user-transformed="true">
          <draw:text-box>
            <text:p text:style-name="P1"><text:span text:style-name="T1">Unit </text:span><text:span text:style-name="T2">и </text:span><text:span text:style-name="T1">usability </text:span><text:span text:style-name="T2">тестирование</text:span><text:span text:style-name="T2"><text:line-break/></text:span><text:span text:style-name="T2"/></text:p>
          </draw:text-box>
        </draw:frame>
        <draw:custom-shape draw:name="Google Shape;437;p35" draw:style-name="gr1" draw:text-style-name="P4" draw:layer="layout" svg:width="4.292cm" svg:height="0.973cm" svg:x="10.554cm" svg:y="10.886cm">
          <text:p text:style-name="P3"><text:span text:style-name="T3"/></text:p>
          <draw:enhanced-geometry draw:mirror-horizontal="false" draw:mirror-vertical="false" drawooo:sub-view-size="61812 14026" draw:text-areas="0 0 ?f0 ?f1" svg:viewBox="0 0 0 0"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438;p35" draw:style-name="gr1" draw:text-style-name="P4" draw:layer="layout" svg:width="1.529cm" svg:height="1.568cm" svg:x="2.239cm" svg:y="1.869cm">
          <text:p text:style-name="P3"><text:span text:style-name="T3"/></text:p>
          <draw:enhanced-geometry draw:mirror-horizontal="false" draw:mirror-vertical="false" drawooo:sub-view-size="43135 44235" draw:text-areas="0 0 ?f0 ?f1" svg:viewBox="0 0 0 0"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name="Google Shape;439;p35" draw:style-name="gr2">
          <draw:connector draw:name="Google Shape;440;p35" draw:style-name="gr3" draw:text-style-name="P5" draw:layer="layout" draw:type="line" svg:x1="20.375cm" svg:y1="10.433cm" svg:x2="23.596cm" svg:y2="12.313cm" svg:d="M20375 10433l3221 1880" svg:viewBox="0 0 3222 1881">
            <text:p/>
          </draw:connector>
          <draw:connector draw:name="Google Shape;441;p35" draw:style-name="gr3" draw:text-style-name="P5" draw:layer="layout" draw:type="line" svg:x1="20.402cm" svg:y1="10.464cm" svg:x2="20.722cm" svg:y2="11.558cm" svg:d="M20402 10464l320 1094" svg:viewBox="0 0 321 1095">
            <text:p/>
          </draw:connector>
          <draw:connector draw:name="Google Shape;442;p35" draw:style-name="gr3" draw:text-style-name="P5" draw:layer="layout" draw:type="line" svg:x1="20.418cm" svg:y1="10.439cm" svg:x2="21.576cm" svg:y2="10.11cm" svg:d="M20418 10439l1158-329" svg:viewBox="0 0 1159 330">
            <text:p/>
          </draw:connector>
        </draw:g>
        <presentation:notes draw:style-name="dp2">
          <draw:page-thumbnail draw:name="Google Shape;432;g4dfce81f19_0_45:notes" draw:style-name="gr4" draw:layer="layout" svg:width="16.932cm" svg:height="9.524cm" svg:x="1.058cm" svg:y="1.905cm" draw:page-number="1" presentation:class="page"/>
          <draw:frame draw:name="Google Shape;433;g4dfce81f19_0_45:notes" presentation:style-name="pr2" draw:text-style-name="P6" draw:layer="layout" svg:width="15.239cm" svg:height="11.429cm" svg:x="1.905cm" svg:y="12.065cm" presentation:class="notes" presentation:placeholder="true" presentation:user-transformed="true">
            <draw:text-box/>
          </draw:frame>
        </presentation:notes>
      </draw:page>
      <draw:page draw:name="Unit тестирование главного меню" draw:style-name="dp1" draw:master-page-name="BLANK_5f_1_5f_1_5f_1_5f_1_5f_1_5f_1">
        <draw:frame draw:name="Google Shape;456;p37" presentation:style-name="pr3" draw:text-style-name="P7" draw:layer="layout" svg:width="21.399cm" svg:height="1.59cm" svg:x="2cm" svg:y="1.236cm" presentation:class="title" presentation:user-transformed="true">
          <draw:text-box>
            <text:p text:style-name="P1"><text:span text:style-name="T4">Unit </text:span><text:span text:style-name="T5">тестирование главного меню</text:span></text:p>
          </draw:text-box>
        </draw:frame>
        <draw:frame draw:name="Google Shape;457;p37" presentation:style-name="pr4" draw:text-style-name="P9" draw:layer="layout" svg:width="7.801cm" svg:height="1.293cm" svg:x="1.027cm" svg:y="8.402cm" presentation:class="subtitle" presentation:user-transformed="true">
          <draw:text-box>
            <text:p text:style-name="P8"><text:span text:style-name="T6">Проверяем, что игра запускается корректно</text:span></text:p>
          </draw:text-box>
        </draw:frame>
        <draw:frame draw:name="Google Shape;458;p37" presentation:style-name="pr4" draw:text-style-name="P9" draw:layer="layout" svg:width="6.403cm" svg:height="2.773cm" svg:x="9.503cm" svg:y="8.402cm" presentation:class="subtitle" presentation:user-transformed="true">
          <draw:text-box>
            <text:p text:style-name="P8"><text:span text:style-name="T6">Проверяем, что игра закрывается корректно</text:span></text:p>
          </draw:text-box>
        </draw:frame>
        <draw:frame draw:name="Google Shape;459;p37" presentation:style-name="pr4" draw:text-style-name="P10" draw:layer="layout" svg:width="6.403cm" svg:height="1.722cm" svg:x="16.803cm" svg:y="8.502cm" presentation:class="subtitle" presentation:user-transformed="true">
          <draw:text-box>
            <text:p text:style-name="P1"><text:span text:style-name="T7">Проверяем, что переводчик запускается корректно</text:span></text:p>
          </draw:text-box>
        </draw:frame>
        <draw:frame draw:name="Google Shape;460;p37" presentation:style-name="pr5" draw:text-style-name="P11" draw:layer="layout" svg:width="2.436cm" svg:height="2.358cm" svg:x="3.984cm" svg:y="4.728cm" presentation:class="title" presentation:user-transformed="true">
          <draw:text-box>
            <text:p text:style-name="P1"><text:span text:style-name="T8">01</text:span></text:p>
          </draw:text-box>
        </draw:frame>
        <draw:frame draw:name="Google Shape;461;p37" presentation:style-name="pr5" draw:text-style-name="P11" draw:layer="layout" svg:width="2.436cm" svg:height="2.358cm" svg:x="11.482cm" svg:y="4.728cm" presentation:class="title" presentation:user-transformed="true">
          <draw:text-box>
            <text:p text:style-name="P1"><text:span text:style-name="T8">02</text:span></text:p>
          </draw:text-box>
        </draw:frame>
        <draw:frame draw:name="Google Shape;462;p37" presentation:style-name="pr5" draw:text-style-name="P11" draw:layer="layout" svg:width="2.436cm" svg:height="2.358cm" svg:x="18.595cm" svg:y="4.785cm" presentation:class="title" presentation:user-transformed="true">
          <draw:text-box>
            <text:p text:style-name="P1"><text:span text:style-name="T8">03</text:span></text:p>
          </draw:text-box>
        </draw:frame>
        <draw:frame draw:name="Google Shape;463;p37" presentation:style-name="pr6" draw:text-style-name="P13" draw:layer="layout" svg:width="8.254cm" svg:height="2.094cm" svg:x="0.8cm" svg:y="6.68cm" presentation:class="subtitle" presentation:user-transformed="true">
          <draw:text-box>
            <text:p text:style-name="P12"><text:span text:style-name="T9">Открытие игр</text:span></text:p>
          </draw:text-box>
        </draw:frame>
        <draw:frame draw:name="Google Shape;464;p37" presentation:style-name="pr6" draw:text-style-name="P13" draw:layer="layout" svg:width="7.801cm" svg:height="2.094cm" svg:x="8.553cm" svg:y="6.68cm" presentation:class="subtitle" presentation:user-transformed="true">
          <draw:text-box>
            <text:p text:style-name="P12"><text:span text:style-name="T9">Закрытие игр</text:span></text:p>
          </draw:text-box>
        </draw:frame>
        <draw:frame draw:name="Google Shape;465;p37" presentation:style-name="pr6" draw:text-style-name="P13" draw:layer="layout" svg:width="8.587cm" svg:height="2.094cm" svg:x="15.519cm" svg:y="6.708cm" presentation:class="subtitle" presentation:user-transformed="true">
          <draw:text-box>
            <text:p text:style-name="P12"><text:span text:style-name="T9">Запуск переводчика</text:span></text:p>
          </draw:text-box>
        </draw:frame>
        <draw:g draw:name="Google Shape;466;p37" draw:style-name="gr2">
          <draw:connector draw:name="Google Shape;467;p37" draw:style-name="gr3" draw:text-style-name="P5" draw:layer="layout" draw:type="line" svg:x1="22.136cm" svg:y1="1.958cm" svg:x2="25.538cm" svg:y2="0.428cm" svg:d="M22136 1958l3402-1530" svg:viewBox="0 0 3403 1531">
            <text:p/>
          </draw:connector>
          <draw:connector draw:name="Google Shape;468;p37" draw:style-name="gr3" draw:text-style-name="P5" draw:layer="layout" draw:type="line" svg:x1="22.178cm" svg:y1="1.954cm" svg:x2="23.254cm" svg:y2="2.329cm" svg:d="M22178 1954l1076 375" svg:viewBox="0 0 1077 376">
            <text:p/>
          </draw:connector>
          <draw:connector draw:name="Google Shape;469;p37" draw:style-name="gr3" draw:text-style-name="P5" draw:layer="layout" draw:type="line" svg:x1="22.166cm" svg:y1="1.927cm" svg:x2="22.571cm" svg:y2="0.793cm" svg:d="M22166 1927l405-1134" svg:viewBox="0 0 406 1135">
            <text:p/>
          </draw:connector>
        </draw:g>
        <presentation:notes draw:style-name="dp2">
          <draw:page-thumbnail draw:name="Google Shape;453;gd431007ba2_0_215:notes" draw:style-name="gr4" draw:layer="layout" svg:width="16.932cm" svg:height="9.524cm" svg:x="1.058cm" svg:y="1.905cm" draw:page-number="2" presentation:class="page"/>
          <draw:frame draw:name="Google Shape;454;gd431007ba2_0_215:notes" presentation:style-name="pr7" draw:text-style-name="P14" draw:layer="layout" svg:width="15.239cm" svg:height="11.429cm" svg:x="1.905cm" svg:y="12.065cm" presentation:class="notes" presentation:user-transformed="true">
            <draw:text-box>
              <text:p/>
            </draw:text-box>
          </draw:frame>
        </presentation:notes>
      </draw:page>
      <draw:page draw:name="Интеграционное тестирование БД" draw:style-name="dp1" draw:master-page-name="BLANK_5f_1_5f_1_5f_1_5f_1_5f_1_5f_1">
        <draw:frame draw:name="Google Shape;456;p37" presentation:style-name="pr3" draw:text-style-name="P7" draw:layer="layout" svg:width="21.399cm" svg:height="1.59cm" svg:x="2cm" svg:y="1.236cm" presentation:class="title" presentation:user-transformed="true">
          <draw:text-box>
            <text:p text:style-name="P1"><text:span text:style-name="T5">Интеграционное</text:span><text:span text:style-name="T4"> </text:span><text:span text:style-name="T5">тестирование БД</text:span></text:p>
          </draw:text-box>
        </draw:frame>
        <draw:frame draw:name="Google Shape;457;p37" presentation:style-name="pr4" draw:text-style-name="P9" draw:layer="layout" svg:width="7.801cm" svg:height="1.722cm" svg:x="1.401cm" svg:y="8.383cm" presentation:class="subtitle" presentation:user-transformed="true">
          <draw:text-box>
            <text:p text:style-name="P8"><text:span text:style-name="T6">Проверяем возможность добавления нового языка в таблицу Language</text:span></text:p>
          </draw:text-box>
        </draw:frame>
        <draw:frame draw:name="Google Shape;458;p37" presentation:style-name="pr4" draw:text-style-name="P9" draw:layer="layout" svg:width="6.403cm" svg:height="1.722cm" svg:x="9.791cm" svg:y="8.409cm" presentation:class="subtitle" presentation:user-transformed="true">
          <draw:text-box>
            <text:p text:style-name="P8"><text:span text:style-name="T6">Проверяем добавление слова в таблицу Word</text:span></text:p>
          </draw:text-box>
        </draw:frame>
        <draw:frame draw:name="Google Shape;459;p37" presentation:style-name="pr4" draw:text-style-name="P10" draw:layer="layout" svg:width="6.403cm" svg:height="1.722cm" svg:x="17.277cm" svg:y="8.388cm" presentation:class="subtitle" presentation:user-transformed="true">
          <draw:text-box>
            <text:p text:style-name="P1"><text:span text:style-name="T7">Проверяем добавление перевода слова в таблицу WordTranslation</text:span></text:p>
          </draw:text-box>
        </draw:frame>
        <draw:frame draw:name="Google Shape;460;p37" presentation:style-name="pr5" draw:text-style-name="P11" draw:layer="layout" svg:width="2.436cm" svg:height="2.358cm" svg:x="3.984cm" svg:y="4.728cm" presentation:class="title" presentation:user-transformed="true">
          <draw:text-box>
            <text:p text:style-name="P1"><text:span text:style-name="T8">01</text:span></text:p>
          </draw:text-box>
        </draw:frame>
        <draw:frame draw:name="Google Shape;461;p37" presentation:style-name="pr5" draw:text-style-name="P11" draw:layer="layout" svg:width="2.436cm" svg:height="2.358cm" svg:x="11.482cm" svg:y="4.728cm" presentation:class="title" presentation:user-transformed="true">
          <draw:text-box>
            <text:p text:style-name="P1"><text:span text:style-name="T8">02</text:span></text:p>
          </draw:text-box>
        </draw:frame>
        <draw:frame draw:name="Google Shape;462;p37" presentation:style-name="pr5" draw:text-style-name="P11" draw:layer="layout" svg:width="2.436cm" svg:height="2.358cm" svg:x="18.98cm" svg:y="4.728cm" presentation:class="title" presentation:user-transformed="true">
          <draw:text-box>
            <text:p text:style-name="P1"><text:span text:style-name="T8">03</text:span></text:p>
          </draw:text-box>
        </draw:frame>
        <draw:frame draw:name="Google Shape;463;p37" presentation:style-name="pr8" draw:text-style-name="P15" draw:layer="layout" svg:width="8.863cm" svg:height="2.094cm" svg:x="0.735cm" svg:y="6.393cm" presentation:class="subtitle" presentation:user-transformed="true">
          <draw:text-box>
            <text:p text:style-name="P12"><text:span text:style-name="T9">Добавление языков</text:span></text:p>
          </draw:text-box>
        </draw:frame>
        <draw:frame draw:name="Google Shape;464;p37" presentation:style-name="pr6" draw:text-style-name="P13" draw:layer="layout" svg:width="8.255cm" svg:height="2.094cm" svg:x="8.455cm" svg:y="6.434cm" presentation:class="subtitle" presentation:user-transformed="true">
          <draw:text-box>
            <text:p text:style-name="P12"><text:span text:style-name="T9">Добавление слов</text:span></text:p>
          </draw:text-box>
        </draw:frame>
        <draw:frame draw:name="Google Shape;465;p37" presentation:style-name="pr6" draw:text-style-name="P13" draw:layer="layout" svg:width="9.347cm" svg:height="2.094cm" svg:x="15.54cm" svg:y="6.393cm" presentation:class="subtitle" presentation:user-transformed="true">
          <draw:text-box>
            <text:p text:style-name="P12"><text:span text:style-name="T9">Добавление перевода</text:span></text:p>
          </draw:text-box>
        </draw:frame>
        <draw:g draw:name="Google Shape;466;p37" draw:style-name="gr2">
          <draw:connector draw:name="Google Shape;467;p37" draw:style-name="gr3" draw:text-style-name="P5" draw:layer="layout" draw:type="line" svg:x1="21.278cm" svg:y1="2.263cm" svg:x2="24.679cm" svg:y2="0.733cm" svg:d="M21278 2263l3401-1530" svg:viewBox="0 0 3402 1531">
            <text:p/>
          </draw:connector>
          <draw:connector draw:name="Google Shape;468;p37" draw:style-name="gr3" draw:text-style-name="P5" draw:layer="layout" draw:type="line" svg:x1="21.32cm" svg:y1="2.259cm" svg:x2="22.396cm" svg:y2="2.634cm" svg:d="M21320 2259l1076 375" svg:viewBox="0 0 1077 376">
            <text:p/>
          </draw:connector>
          <draw:connector draw:name="Google Shape;469;p37" draw:style-name="gr3" draw:text-style-name="P5" draw:layer="layout" draw:type="line" svg:x1="21.308cm" svg:y1="2.232cm" svg:x2="21.712cm" svg:y2="1.098cm" svg:d="M21308 2232l404-1134" svg:viewBox="0 0 405 1135">
            <text:p/>
          </draw:connector>
        </draw:g>
        <presentation:notes draw:style-name="dp2">
          <draw:page-thumbnail draw:name="Google Shape;453;gd431007ba2_0_215:notes" draw:style-name="gr4" draw:layer="layout" svg:width="16.932cm" svg:height="9.524cm" svg:x="1.058cm" svg:y="1.905cm" draw:page-number="3" presentation:class="page"/>
          <draw:frame draw:name="Google Shape;454;gd431007ba2_0_215:notes" presentation:style-name="pr7" draw:text-style-name="P14" draw:layer="layout" svg:width="15.239cm" svg:height="11.429cm" svg:x="1.905cm" svg:y="12.065cm" presentation:class="notes" presentation:user-transformed="true">
            <draw:text-box>
              <text:p/>
            </draw:text-box>
          </draw:frame>
        </presentation:notes>
      </draw:page>
      <draw:page draw:name="Unit тестирование игры правда или ложь (2)" draw:style-name="dp1" draw:master-page-name="BLANK_5f_1_5f_1_5f_1_5f_1_5f_1_5f_1">
        <draw:frame draw:name="Google Shape;456;p37" presentation:style-name="pr3" draw:text-style-name="P7" draw:layer="layout" svg:width="21.399cm" svg:height="1.59cm" svg:x="2cm" svg:y="1.236cm" presentation:class="title" presentation:user-transformed="true">
          <draw:text-box>
            <text:p text:style-name="P1"><text:span text:style-name="T4">Unit </text:span><text:span text:style-name="T5">тестирование игры правда или ложь</text:span></text:p>
          </draw:text-box>
        </draw:frame>
        <draw:frame draw:name="Google Shape;457;p37" presentation:style-name="pr9" draw:text-style-name="P17" draw:layer="layout" svg:width="7.801cm" svg:height="1.293cm" svg:x="1.17cm" svg:y="8.729cm" presentation:class="subtitle" presentation:user-transformed="true">
          <draw:text-box>
            <text:p text:style-name="P16"><text:span text:style-name="T10">Проверяем, что правильный ответ увеличивает счётчик правильных ответов</text:span></text:p>
          </draw:text-box>
        </draw:frame>
        <draw:frame draw:name="Google Shape;458;p37" presentation:style-name="pr10" draw:text-style-name="P17" draw:layer="layout" svg:width="6.403cm" svg:height="2.773cm" svg:x="9.512cm" svg:y="8.629cm" presentation:class="subtitle" presentation:user-transformed="true">
          <draw:text-box>
            <text:p text:style-name="P16"><text:span text:style-name="T10">Проверяем, что неправильный ответ увеличивает счётчик неправильных ответов</text:span></text:p>
          </draw:text-box>
        </draw:frame>
        <draw:frame draw:name="Google Shape;459;p37" presentation:style-name="pr11" draw:text-style-name="P19" draw:layer="layout" svg:width="6.403cm" svg:height="1.722cm" svg:x="17.239cm" svg:y="8.707cm" presentation:class="subtitle" presentation:user-transformed="true">
          <draw:text-box>
            <text:p text:style-name="P18"><text:span text:style-name="T11">Проверяем, что статистика обновляется правильно</text:span></text:p>
          </draw:text-box>
        </draw:frame>
        <draw:frame draw:name="Google Shape;460;p37" presentation:style-name="pr5" draw:text-style-name="P11" draw:layer="layout" svg:width="2.436cm" svg:height="2.358cm" svg:x="3.984cm" svg:y="4.728cm" presentation:class="title" presentation:user-transformed="true">
          <draw:text-box>
            <text:p text:style-name="P1"><text:span text:style-name="T12">01</text:span></text:p>
          </draw:text-box>
        </draw:frame>
        <draw:frame draw:name="Google Shape;461;p37" presentation:style-name="pr5" draw:text-style-name="P11" draw:layer="layout" svg:width="2.436cm" svg:height="2.358cm" svg:x="10.99cm" svg:y="4.728cm" presentation:class="title" presentation:user-transformed="true">
          <draw:text-box>
            <text:p text:style-name="P1"><text:span text:style-name="T12">02</text:span></text:p>
          </draw:text-box>
        </draw:frame>
        <draw:frame draw:name="Google Shape;462;p37" presentation:style-name="pr5" draw:text-style-name="P11" draw:layer="layout" svg:width="2.436cm" svg:height="2.358cm" svg:x="18.98cm" svg:y="4.728cm" presentation:class="title" presentation:user-transformed="true">
          <draw:text-box>
            <text:p text:style-name="P1"><text:span text:style-name="T12">03</text:span></text:p>
          </draw:text-box>
        </draw:frame>
        <draw:frame draw:name="Google Shape;463;p37" presentation:style-name="pr12" draw:text-style-name="P21" draw:layer="layout" svg:width="8.938cm" svg:height="2.094cm" svg:x="0.287cm" svg:y="6.785cm" presentation:class="subtitle" presentation:user-transformed="true">
          <draw:text-box>
            <text:p text:style-name="P20"><text:span text:style-name="T13">Увеличение счётчика правильных ответов</text:span></text:p>
          </draw:text-box>
        </draw:frame>
        <draw:frame draw:name="Google Shape;464;p37" presentation:style-name="pr13" draw:text-style-name="P21" draw:layer="layout" svg:width="9.575cm" svg:height="2.094cm" svg:x="7.37cm" svg:y="6.796cm" presentation:class="subtitle" presentation:user-transformed="true">
          <draw:text-box>
            <text:p text:style-name="P20"><text:span text:style-name="T13">Увеличение счётчика неправильных ответов</text:span></text:p>
          </draw:text-box>
        </draw:frame>
        <draw:frame draw:name="Google Shape;465;p37" presentation:style-name="pr14" draw:text-style-name="P21" draw:layer="layout" svg:width="9.175cm" svg:height="2.094cm" svg:x="15.49cm" svg:y="6.857cm" presentation:class="subtitle" presentation:user-transformed="true">
          <draw:text-box>
            <text:p text:style-name="P20"><text:span text:style-name="T14">Корректное обновление </text:span><text:span text:style-name="T15">статистики</text:span></text:p>
          </draw:text-box>
        </draw:frame>
        <draw:g draw:name="Google Shape;466;p37" draw:style-name="gr2">
          <draw:connector draw:name="Google Shape;467;p37" draw:style-name="gr3" draw:text-style-name="P5" draw:layer="layout" draw:type="line" svg:x1="22.136cm" svg:y1="1.958cm" svg:x2="25.538cm" svg:y2="0.428cm" svg:d="M22136 1958l3402-1530" svg:viewBox="0 0 3403 1531">
            <text:p/>
          </draw:connector>
          <draw:connector draw:name="Google Shape;468;p37" draw:style-name="gr3" draw:text-style-name="P5" draw:layer="layout" draw:type="line" svg:x1="22.178cm" svg:y1="1.954cm" svg:x2="23.254cm" svg:y2="2.329cm" svg:d="M22178 1954l1076 375" svg:viewBox="0 0 1077 376">
            <text:p/>
          </draw:connector>
          <draw:connector draw:name="Google Shape;469;p37" draw:style-name="gr3" draw:text-style-name="P5" draw:layer="layout" draw:type="line" svg:x1="22.166cm" svg:y1="1.927cm" svg:x2="22.571cm" svg:y2="0.793cm" svg:d="M22166 1927l405-1134" svg:viewBox="0 0 406 1135">
            <text:p/>
          </draw:connector>
        </draw:g>
        <presentation:notes draw:style-name="dp2">
          <draw:page-thumbnail draw:name="Google Shape;453;gd431007ba2_0_215:notes" draw:style-name="gr4" draw:layer="layout" svg:width="16.932cm" svg:height="9.524cm" svg:x="1.058cm" svg:y="1.905cm" draw:page-number="4" presentation:class="page"/>
          <draw:frame draw:name="Google Shape;454;gd431007ba2_0_215:notes" presentation:style-name="pr7" draw:text-style-name="P14" draw:layer="layout" svg:width="15.239cm" svg:height="11.429cm" svg:x="1.905cm" svg:y="12.065cm" presentation:class="notes" presentation:user-transformed="true">
            <draw:text-box>
              <text:p/>
            </draw:text-box>
          </draw:frame>
        </presentation:notes>
      </draw:page>
      <draw:page draw:name="Usability тестирование" draw:style-name="dp1" draw:master-page-name="TITLE_5f_AND_5f_TWO_5f_COLUMNS_5f_1_5f_1">
        <draw:frame draw:name="Google Shape;497;p40" presentation:style-name="pr15" draw:text-style-name="P7" draw:layer="layout" svg:width="21.399cm" svg:height="1.59cm" svg:x="2cm" svg:y="1.236cm" presentation:class="title" presentation:user-transformed="true">
          <draw:text-box>
            <text:p text:style-name="P1"><text:span text:style-name="T16">Usability</text:span><text:span text:style-name="T17"> тестирование</text:span></text:p>
          </draw:text-box>
        </draw:frame>
        <draw:frame draw:name="Google Shape;498;p40" presentation:style-name="pr16" draw:text-style-name="P23" draw:layer="layout" svg:width="8.187cm" svg:height="7.78cm" svg:x="15.424cm" svg:y="3.605cm" presentation:class="subtitle" presentation:user-transformed="true">
          <draw:text-box>
            <text:p text:style-name="P22"><text:span text:style-name="T18">Участники выполняли задачи по проверке всего функционала приложения и записывали свои комментарии в бланк наблюдений </text:span></text:p>
          </draw:text-box>
        </draw:frame>
        <draw:frame draw:name="Google Shape;499;p40" presentation:style-name="pr17" draw:text-style-name="P23" draw:layer="layout" svg:width="8.187cm" svg:height="7.78cm" svg:x="15.392cm" svg:y="7.381cm" presentation:class="subtitle" presentation:user-transformed="true">
          <draw:text-box>
            <text:p text:style-name="P22"><text:span text:style-name="T18">В ходе </text:span><text:span text:style-name="T19">Usability</text:span><text:span text:style-name="T18"> тестирования было опрошено 15 человек</text:span></text:p>
            <text:p text:style-name="P22"><text:span text:style-name="T18"/></text:p>
            <text:p text:style-name="P22"><text:span text:style-name="T18">Большинство пользователей, принявших участие в опросе, отметили преимущественно положительный опыт использования приложения</text:span></text:p>
          </draw:text-box>
        </draw:frame>
        <draw:g draw:name="Google Shape;8863;p82" draw:style-name="gr5">
          <draw:custom-shape draw:name="Google Shape;8864;p82" draw:style-name="gr6" draw:text-style-name="P24" draw:layer="layout" svg:width="0.057cm" svg:height="0.087cm" svg:x="14.031cm" svg:y="8.095cm">
            <text:p text:style-name="P3"><text:span text:style-name="T3"/></text:p>
            <draw:enhanced-geometry draw:mirror-horizontal="false" draw:mirror-vertical="false" drawooo:sub-view-size="298 453" draw:text-areas="0 0 ?f0 ?f1" svg:viewBox="0 0 0 0" draw:type="ooxml-non-primitive" draw:enhanced-path="M 155 0 C 60 0 0 72 0 143 L 0 310 C 0 393 72 453 155 453 227 453 298 381 298 310 L 298 143 C 298 72 238 0 155 0 Z N">
              <draw:equation draw:name="f0" draw:formula="logwidth"/>
              <draw:equation draw:name="f1" draw:formula="logheight"/>
            </draw:enhanced-geometry>
          </draw:custom-shape>
          <draw:custom-shape draw:name="Google Shape;8865;p82" draw:style-name="gr6" draw:text-style-name="P24" draw:layer="layout" svg:width="0.057cm" svg:height="0.087cm" svg:x="14.406cm" svg:y="8.095cm">
            <text:p text:style-name="P3"><text:span text:style-name="T3"/></text:p>
            <draw:enhanced-geometry draw:mirror-horizontal="false" draw:mirror-vertical="false" drawooo:sub-view-size="298 453" draw:text-areas="0 0 ?f0 ?f1" svg:viewBox="0 0 0 0" draw:type="ooxml-non-primitive" draw:enhanced-path="M 143 0 C 60 0 0 72 0 143 L 0 310 C 0 393 72 453 143 453 214 453 298 381 298 310 L 298 143 C 298 72 238 0 143 0 Z N">
              <draw:equation draw:name="f0" draw:formula="logwidth"/>
              <draw:equation draw:name="f1" draw:formula="logheight"/>
            </draw:enhanced-geometry>
          </draw:custom-shape>
          <draw:custom-shape draw:name="Google Shape;8866;p82" draw:style-name="gr7" draw:text-style-name="P24" draw:layer="layout" svg:width="0.248cm" svg:height="0.088cm" svg:x="14.125cm" svg:y="8.312cm">
            <text:p text:style-name="P3"><text:span text:style-name="T3"/></text:p>
            <draw:enhanced-geometry draw:mirror-horizontal="false" draw:mirror-vertical="false" drawooo:sub-view-size="1287 462" draw:text-areas="0 0 ?f0 ?f1" svg:viewBox="0 0 0 0" draw:type="ooxml-non-primitive" draw:enhanced-path="M 167 0 C 129 0 90 15 60 45 1 104 1 200 60 259 203 390 417 462 655 462 893 462 1120 390 1251 259 1286 212 1286 104 1227 45 1197 15 1158 0 1120 0 1081 0 1042 15 1013 45 953 104 822 164 643 164 465 164 322 104 274 45 245 15 206 0 167 0 Z N">
              <draw:equation draw:name="f0" draw:formula="logwidth"/>
              <draw:equation draw:name="f1" draw:formula="logheight"/>
            </draw:enhanced-geometry>
          </draw:custom-shape>
          <draw:custom-shape draw:name="Google Shape;8867;p82" draw:style-name="gr8" draw:text-style-name="P24" draw:layer="layout" svg:width="1.486cm" svg:height="1.985cm" svg:x="13.506cm" svg:y="7.381cm">
            <text:p text:style-name="P3"><text:span text:style-name="T3"/></text:p>
            <draw:enhanced-geometry draw:mirror-horizontal="false" draw:mirror-vertical="false" drawooo:sub-view-size="7693 10276" draw:text-areas="0 0 ?f0 ?f1" svg:viewBox="0 0 0 0" draw:type="ooxml-non-primitive" draw:enhanced-path="M 3846 298 C 5275 298 6442 1453 6442 2882 L 6442 4013 C 6442 4846 6633 5489 6799 5870 6811 5918 6811 5965 6799 6001 6775 6049 6752 6084 6704 6096 6359 6227 5692 6489 4978 6632 L 4978 6132 C 5644 5739 6109 5013 6109 4179 L 6109 3536 C 6109 3108 5751 2751 5323 2751 L 5073 2751 4311 1989 C 4282 1960 4249 1944 4214 1944 4191 1944 4168 1951 4144 1965 4085 1989 4061 2036 4061 2096 L 4061 2751 3239 2751 C 3144 2751 3084 2822 3084 2893 3084 2965 3168 3048 3239 3048 L 4204 3048 C 4299 3048 4358 2965 4358 2893 L 4358 2453 4906 3001 C 4930 3024 4966 3048 5013 3048 L 5335 3048 C 5609 3048 5823 3263 5823 3536 L 5823 4179 C 5823 5251 4954 6132 3882 6132 2811 6132 1930 5251 1930 4179 L 1930 3536 C 1930 3263 2156 3048 2418 3048 L 2584 3048 C 2668 3048 2727 2965 2727 2893 2727 2822 2656 2751 2584 2751 L 2418 2751 C 1989 2751 1632 3108 1632 3536 L 1632 4179 C 1632 5013 2096 5739 2763 6132 L 2763 6632 C 2001 6465 1334 6227 989 6096 941 6084 918 6049 906 6001 882 5965 882 5918 906 5870 1060 5489 1263 4846 1263 4013 L 1263 2882 C 1263 1453 2418 298 3846 298 Z M 4632 6275 L 4632 6787 C 4632 7025 4739 7239 4918 7394 4894 7442 4858 7477 4835 7513 4787 7573 4787 7680 4858 7715 4894 7739 4918 7751 4954 7751 4989 7751 5037 7739 5073 7692 5109 7632 5156 7584 5192 7525 L 5525 7644 C 4918 8573 4299 8894 3882 9001 3864 9007 3849 9010 3835 9010 3820 9010 3805 9007 3787 9001 3370 8882 2751 8549 2120 7644 L 2465 7525 C 2763 7942 3204 8442 3787 8644 3799 8644 3823 8656 3835 8656 3846 8656 3858 8656 3882 8644 4144 8549 4418 8382 4668 8132 4728 8073 4728 7989 4668 7930 4638 7900 4600 7885 4561 7885 4522 7885 4483 7900 4454 7930 4251 8120 4025 8275 3823 8346 3358 8168 2965 7751 2715 7394 2894 7239 3001 7025 3001 6787 L 3001 6275 C 3251 6382 3525 6430 3823 6430 4120 6430 4382 6370 4632 6275 Z M 3846 0 C 2251 0 953 1286 953 2882 L 953 4013 C 953 4846 751 5453 632 5775 584 5894 584 6013 632 6132 679 6251 775 6334 894 6382 1251 6525 1965 6787 2715 6930 2668 7084 2549 7180 2418 7239 L 751 7823 C 298 7989 1 8406 1 8882 L 1 10132 C 1 10216 84 10275 156 10275 227 10275 298 10204 298 10132 L 298 8882 C 298 8775 322 8692 358 8597 L 1120 9251 C 1227 9347 1299 9478 1299 9620 L 1299 10132 C 1299 10216 1370 10275 1453 10275 1525 10275 1596 10204 1596 10132 L 1596 9609 C 1596 9370 1489 9168 1310 9001 L 513 8311 C 596 8216 715 8132 834 8085 L 1846 7739 C 2537 8775 3251 9144 3727 9275 3775 9299 3799 9299 3846 9299 3894 9299 3930 9299 3966 9275 4442 9144 5156 8775 5835 7739 L 6847 8085 C 6990 8132 7085 8216 7180 8311 L 6371 9001 C 6192 9144 6097 9370 6097 9609 L 6097 10120 C 6097 10204 6168 10263 6240 10263 6311 10263 6394 10192 6394 10120 L 6394 9609 C 6394 9466 6454 9323 6573 9239 L 7323 8585 C 7359 8668 7383 8775 7383 8870 L 7383 10120 C 7383 10204 7466 10263 7537 10263 7609 10263 7680 10192 7680 10120 L 7680 8870 C 7692 8406 7395 7977 6942 7823 L 5275 7239 C 5132 7203 5025 7084 4978 6930 5740 6787 6442 6513 6799 6382 6918 6334 7002 6251 7061 6132 7109 6013 7109 5894 7061 5775 6942 5477 6740 4846 6740 4013 L 6740 2882 C 6740 1286 5442 0 3846 0 Z N">
              <draw:equation draw:name="f0" draw:formula="logwidth"/>
              <draw:equation draw:name="f1" draw:formula="logheight"/>
            </draw:enhanced-geometry>
          </draw:custom-shape>
          <draw:custom-shape draw:name="Google Shape;8868;p82" draw:style-name="gr9" draw:text-style-name="P24" draw:layer="layout" svg:width="0.121cm" svg:height="0.057cm" svg:x="13.999cm" svg:y="7.998cm">
            <text:p text:style-name="P3"><text:span text:style-name="T3"/></text:p>
            <draw:enhanced-geometry draw:mirror-horizontal="false" draw:mirror-vertical="false" drawooo:sub-view-size="632 298" draw:text-areas="0 0 ?f0 ?f1" svg:viewBox="0 0 0 0" draw:type="ooxml-non-primitive" draw:enhanced-path="M 155 0 C 60 0 1 83 1 155 1 226 84 298 155 298 L 477 298 C 572 298 632 226 632 155 632 83 572 0 477 0 Z N">
              <draw:equation draw:name="f0" draw:formula="logwidth"/>
              <draw:equation draw:name="f1" draw:formula="logheight"/>
            </draw:enhanced-geometry>
          </draw:custom-shape>
          <draw:custom-shape draw:name="Google Shape;8869;p82" draw:style-name="gr9" draw:text-style-name="P24" draw:layer="layout" svg:width="0.119cm" svg:height="0.057cm" svg:x="14.374cm" svg:y="7.998cm">
            <text:p text:style-name="P3"><text:span text:style-name="T3"/></text:p>
            <draw:enhanced-geometry draw:mirror-horizontal="false" draw:mirror-vertical="false" drawooo:sub-view-size="620 298" draw:text-areas="0 0 ?f0 ?f1" svg:viewBox="0 0 0 0" draw:type="ooxml-non-primitive" draw:enhanced-path="M 143 0 C 60 0 0 83 0 155 0 226 72 298 143 298 L 477 298 C 560 298 620 226 620 155 620 83 548 0 477 0 Z N">
              <draw:equation draw:name="f0" draw:formula="logwidth"/>
              <draw:equation draw:name="f1" draw:formula="logheight"/>
            </draw:enhanced-geometry>
          </draw:custom-shape>
        </draw:g>
        <draw:g draw:name="Google Shape;8732;p82" draw:style-name="gr5">
          <draw:custom-shape draw:name="Google Shape;8733;p82" draw:style-name="gr8" draw:text-style-name="P24" draw:layer="layout" svg:width="2.025cm" svg:height="1.848cm" svg:x="13.299cm" svg:y="4.192cm">
            <text:p text:style-name="P3"><text:span text:style-name="T3"/></text:p>
            <draw:enhanced-geometry draw:mirror-horizontal="false" draw:mirror-vertical="false" drawooo:sub-view-size="11312 10323" draw:text-areas="0 0 ?f0 ?f1" svg:viewBox="0 0 0 0" draw:type="ooxml-non-primitive" draw:enhanced-path="M 7168 8132 L 7501 9204 3799 9204 4120 8132 Z M 8466 9537 C 8597 9537 8704 9656 8704 9775 8704 9906 8597 10013 8466 10013 L 2810 10013 C 2679 10013 2572 9906 2572 9775 2572 9644 2679 9537 2810 9537 Z M 1072 0 C 477 0 0 476 0 1072 L 0 7049 C 0 7644 477 8120 1072 8120 L 3763 8120 3441 9192 2822 9192 C 2513 9192 2263 9442 2263 9751 2263 10073 2513 10323 2822 10323 L 8478 10323 C 8799 10323 9049 10073 9049 9751 9049 9442 8799 9192 8478 9192 L 7870 9192 7549 8120 10240 8120 C 10835 8120 11311 7644 11311 7049 L 11311 1072 C 11299 488 10823 0 10228 0 L 2786 0 C 2691 0 2620 72 2620 155 2620 250 2691 322 2786 322 L 10228 322 C 10621 322 10966 655 10966 1072 L 10966 7049 C 10966 7453 10645 7799 10228 7799 L 1072 7799 C 667 7799 322 7465 322 7049 L 322 1072 C 322 667 655 322 1072 322 L 2108 322 C 2203 322 2275 250 2275 155 2275 72 2203 0 2108 0 Z N">
              <draw:equation draw:name="f0" draw:formula="logwidth"/>
              <draw:equation draw:name="f1" draw:formula="logheight"/>
            </draw:enhanced-geometry>
          </draw:custom-shape>
          <draw:custom-shape draw:name="Google Shape;8734;p82" draw:style-name="gr8" draw:text-style-name="P24" draw:layer="layout" svg:width="1.703cm" svg:height="1.042cm" svg:x="13.459cm" svg:y="4.354cm">
            <text:p text:style-name="P3"><text:span text:style-name="T3"/></text:p>
            <draw:enhanced-geometry draw:mirror-horizontal="false" draw:mirror-vertical="false" drawooo:sub-view-size="9514 5823" draw:text-areas="0 0 ?f0 ?f1" svg:viewBox="0 0 0 0" draw:type="ooxml-non-primitive" draw:enhanced-path="M 179 0 C 72 0 0 71 0 179 L 0 5656 C 0 5739 72 5822 167 5822 L 9347 5822 C 9430 5822 9513 5739 9513 5656 L 9513 5072 C 9513 4989 9430 4905 9347 4905 9252 4905 9180 4989 9180 5072 L 9180 5489 346 5489 346 345 9180 345 9180 4405 C 9168 4489 9240 4572 9347 4572 9430 4572 9513 4489 9513 4405 L 9513 179 C 9513 71 9430 0 9335 0 Z N">
              <draw:equation draw:name="f0" draw:formula="logwidth"/>
              <draw:equation draw:name="f1" draw:formula="logheight"/>
            </draw:enhanced-geometry>
          </draw:custom-shape>
          <draw:custom-shape draw:name="Google Shape;8735;p82" draw:style-name="gr10" draw:text-style-name="P24" draw:layer="layout" svg:width="0.066cm" svg:height="0.059cm" svg:x="14.275cm" svg:y="5.457cm">
            <text:p text:style-name="P3"><text:span text:style-name="T3"/></text:p>
            <draw:enhanced-geometry draw:mirror-horizontal="false" draw:mirror-vertical="false" drawooo:sub-view-size="375 335" draw:text-areas="0 0 ?f0 ?f1" svg:viewBox="0 0 0 0" draw:type="ooxml-non-primitive" draw:enhanced-path="M 176 0 C 167 0 158 1 148 3 77 26 17 86 17 157 1 258 95 334 186 334 225 334 263 320 291 288 375 229 375 145 327 86 296 34 238 0 176 0 Z N">
              <draw:equation draw:name="f0" draw:formula="logwidth"/>
              <draw:equation draw:name="f1" draw:formula="logheight"/>
            </draw:enhanced-geometry>
          </draw:custom-shape>
        </draw:g>
        <draw:g draw:name="Google Shape;9020;p82" draw:style-name="gr5">
          <draw:custom-shape draw:name="Google Shape;9021;p82" draw:style-name="gr8" draw:text-style-name="P24" draw:layer="layout" svg:width="1.852cm" svg:height="1.154cm" svg:x="1.656cm" svg:y="4.886cm">
            <text:p text:style-name="P3"><text:span text:style-name="T3"/></text:p>
            <draw:enhanced-geometry draw:mirror-horizontal="false" draw:mirror-vertical="false" drawooo:sub-view-size="11800 7359" draw:text-areas="0 0 ?f0 ?f1" svg:viewBox="0 0 0 0" draw:type="ooxml-non-primitive" draw:enhanced-path="M 3180 3298 L 3180 7001 1691 7001 1691 3298 Z M 6680 2370 L 6680 7001 5192 7001 5192 2370 Z M 10180 345 L 10180 7001 8692 7001 8692 345 Z M 8502 0 C 8406 0 8323 84 8323 179 L 8323 7001 7013 7001 7013 2203 C 7013 2120 6930 2024 6835 2024 L 4989 2024 C 4894 2024 4811 2108 4811 2203 L 4811 7001 3501 7001 3501 3132 C 3501 3036 3418 2953 3322 2953 L 1477 2953 C 1382 2953 1298 3024 1298 3132 L 1298 7001 179 7001 C 84 7001 1 7073 1 7180 1 7287 72 7358 179 7358 L 11597 7358 C 11681 7358 11776 7287 11776 7180 11800 7073 11728 7001 11633 7001 L 10526 7001 10526 179 C 10526 95 10442 0 10347 0 Z N">
              <draw:equation draw:name="f0" draw:formula="logwidth"/>
              <draw:equation draw:name="f1" draw:formula="logheight"/>
            </draw:enhanced-geometry>
          </draw:custom-shape>
          <draw:custom-shape draw:name="Google Shape;9022;p82" draw:style-name="gr8" draw:text-style-name="P24" draw:layer="layout" svg:width="1.764cm" svg:height="1.065cm" svg:x="1.687cm" svg:y="4.192cm">
            <text:p text:style-name="P3"><text:span text:style-name="T3"/></text:p>
            <draw:enhanced-geometry draw:mirror-horizontal="false" draw:mirror-vertical="false" drawooo:sub-view-size="11241 6789" draw:text-areas="0 0 ?f0 ?f1" svg:viewBox="0 0 0 0" draw:type="ooxml-non-primitive" draw:enhanced-path="M 10668 0 C 10653 0 10637 1 10621 2 L 9145 181 C 8847 216 8633 490 8669 788 8691 1064 8938 1268 9211 1268 9232 1268 9254 1267 9276 1264 L 9395 1252 9395 1252 C 7597 3348 5442 4443 3918 4979 2025 5657 561 5717 537 5717 239 5729 1 5967 25 6265 37 6562 275 6789 561 6789 L 572 6789 C 632 6789 2192 6729 4263 6003 5418 5586 6514 5050 7490 4383 7561 4324 7597 4217 7538 4145 7501 4093 7445 4065 7391 4065 7358 4065 7326 4075 7299 4098 6335 4753 5275 5288 4144 5693 2132 6408 632 6467 561 6467 453 6467 358 6372 358 6265 358 6169 441 6074 561 6062 572 6062 2085 6003 4037 5300 5680 4717 8026 3514 9943 1133 10035 1018 9949 847 9813 847 9809 847 9804 847 9800 847 L 9252 931 C 9244 932 9236 932 9228 932 9139 932 9049 874 9038 776 9014 657 9085 550 9204 538 L 10681 359 C 10688 358 10696 358 10703 358 10812 358 10895 438 10895 550 L 10895 2026 C 10895 2133 10812 2217 10705 2217 10598 2217 10514 2133 10514 2026 L 10514 1586 C 10514 1502 10467 1443 10407 1419 10387 1409 10368 1405 10349 1405 10298 1405 10251 1435 10217 1478 9574 2264 8835 2979 8026 3610 7954 3669 7942 3764 8002 3848 8036 3888 8081 3910 8129 3910 8166 3910 8204 3897 8240 3872 8931 3336 9585 2729 10169 2062 10181 2336 10419 2574 10705 2574 11002 2574 11240 2336 11240 2038 L 11240 573 C 11240 395 11169 240 11050 133 10943 47 10807 0 10668 0 Z N">
              <draw:equation draw:name="f0" draw:formula="logwidth"/>
              <draw:equation draw:name="f1" draw:formula="logheight"/>
            </draw:enhanced-geometry>
          </draw:custom-shape>
        </draw:g>
        <draw:custom-shape draw:name="Google Shape;498;p40" draw:style-name="gr11" draw:text-style-name="P25" draw:layer="layout" svg:width="8.187cm" svg:height="7.78cm" svg:x="3.945cm" svg:y="3.805cm">
          <text:p text:style-name="P3"><text:span text:style-name="T20">Цель данного юзабилити тестирования — оценить удобство использования приложения для изучения иностранного языка. </text:span></text:p>
          <text:p text:style-name="P3"><text:span text:style-name="T20"/></text:p>
          <text:p text:style-name="P3"><text:span text:style-name="T20">Мы стремимся определить, насколько легко пользователи могут выполнять основные функции, такие как добавление новых слов, использование переводчика и прохождение тест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4;g14072739ea5_12_0:notes" draw:style-name="gr4" draw:layer="layout" svg:width="16.932cm" svg:height="9.524cm" svg:x="1.058cm" svg:y="1.905cm" draw:page-number="5" presentation:class="page"/>
          <draw:frame draw:name="Google Shape;495;g14072739ea5_12_0:notes" presentation:style-name="pr18" draw:text-style-name="P6" draw:layer="layout" svg:width="15.239cm" svg:height="11.429cm" svg:x="1.905cm" svg:y="12.065cm" presentation:class="notes" presentation:placeholder="true" presentation:user-transformed="true">
            <draw:text-box/>
          </draw:frame>
        </presentation:notes>
      </draw:page>
      <draw:page draw:name="Основные рекомендации" draw:style-name="dp1" draw:master-page-name="ONE_5f_COLUMN_5f_TEXT">
        <draw:frame draw:name="Google Shape;504;p41" presentation:style-name="pr19" draw:text-style-name="P7" draw:layer="layout" svg:width="21.418cm" svg:height="1.59cm" svg:x="1.981cm" svg:y="2.655cm" presentation:class="title" presentation:user-transformed="true">
          <draw:text-box>
            <text:p text:style-name="P1"><text:span text:style-name="T21">Основные рекомендации</text:span></text:p>
          </draw:text-box>
        </draw:frame>
        <draw:frame draw:name="Google Shape;505;p41" presentation:style-name="pr20" draw:text-style-name="P27" draw:layer="layout" svg:width="11.92cm" svg:height="6.383cm" svg:x="6.935cm" svg:y="4.624cm" presentation:class="subtitle" presentation:user-transformed="true">
          <draw:text-box>
            <text:p text:style-name="P3"><text:span text:style-name="T22">Основные рекомендации, которые мы выделили в ходе анализа отзывов:</text:span></text:p>
            <text:list text:style-name="L12">
              <text:list-item>
                <text:p text:style-name="P26"><text:span text:style-name="T22">Улучшение интерфейса</text:span></text:p>
              </text:list-item>
              <text:list-item>
                <text:p text:style-name="P3"><text:span text:style-name="T22">Добавление учебных материалов по различным темам</text:span></text:p>
              </text:list-item>
              <text:list-item>
                <text:p text:style-name="P3"><text:span text:style-name="T22">Расширение функционала</text:span></text:p>
              </text:list-item>
              <text:list-item>
                <text:p text:style-name="P3"><text:span text:style-name="T22">Усовершенствование переводчика</text:span></text:p>
              </text:list-item>
            </text:list>
          </draw:text-box>
        </draw:frame>
        <draw:g draw:name="Google Shape;506;p41" draw:style-name="gr2">
          <draw:connector draw:name="Google Shape;507;p41" draw:style-name="gr3" draw:text-style-name="P5" draw:layer="layout" draw:type="line" svg:x1="4.098cm" svg:y1="11.52cm" svg:x2="0.878cm" svg:y2="13.401cm" svg:d="M4098 11520l-3220 1881" svg:viewBox="0 0 3221 1882">
            <text:p/>
          </draw:connector>
          <draw:connector draw:name="Google Shape;508;p41" draw:style-name="gr3" draw:text-style-name="P5" draw:layer="layout" draw:type="line" svg:x1="4.071cm" svg:y1="11.552cm" svg:x2="3.751cm" svg:y2="12.646cm" svg:d="M4071 11552l-320 1094" svg:viewBox="0 0 321 1095">
            <text:p/>
          </draw:connector>
          <draw:connector draw:name="Google Shape;509;p41" draw:style-name="gr3" draw:text-style-name="P5" draw:layer="layout" draw:type="line" svg:x1="4.056cm" svg:y1="11.527cm" svg:x2="2.897cm" svg:y2="11.197cm" svg:d="M4056 11527l-1159-330" svg:viewBox="0 0 1160 331">
            <text:p/>
          </draw:connector>
        </draw:g>
        <draw:custom-shape draw:name="Google Shape;497;p40" draw:style-name="gr12" draw:text-style-name="P29" draw:layer="layout" svg:width="21.399cm" svg:height="1.59cm" svg:x="2cm" svg:y="1.236cm">
          <text:p text:style-name="P28"><text:span text:style-name="T16">Usability </text:span><text:span text:style-name="T17">тестировани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1;g54dda1946d_6_322:notes" draw:style-name="gr4" draw:layer="layout" svg:width="16.932cm" svg:height="9.524cm" svg:x="1.058cm" svg:y="1.905cm" draw:page-number="6" presentation:class="page"/>
          <draw:frame draw:name="Google Shape;502;g54dda1946d_6_322:notes" presentation:style-name="pr21" draw:text-style-name="P6" draw:layer="layout" svg:width="15.239cm" svg:height="11.429cm" svg:x="1.905cm" svg:y="12.065cm" presentation:class="notes" presentation:placeholder="true" presentation:user-transformed="true">
            <draw:text-box/>
          </draw:frame>
        </presentation:notes>
      </draw:page>
      <draw:page draw:name="Благодарим за внимание!" draw:style-name="dp1" draw:master-page-name="SECTION_5f_TITLE_5f_AND_5f_DESCRIPTION">
        <draw:frame draw:name="Google Shape;474;p38" presentation:style-name="pr22" draw:text-style-name="P30" draw:layer="layout" svg:width="18.865cm" svg:height="4.057cm" svg:x="3.358cm" svg:y="5.115cm" presentation:class="title" presentation:user-transformed="true">
          <draw:text-box>
            <text:p text:style-name="P1"><text:span text:style-name="T23">Благодарим за внимание</text:span><text:span text:style-name="T24">!</text:span></text:p>
          </draw:text-box>
        </draw:frame>
        <draw:custom-shape draw:name="Google Shape;476;p38" draw:style-name="gr1" draw:text-style-name="P4" draw:layer="layout" svg:width="4.292cm" svg:height="0.973cm" svg:x="10.554cm" svg:y="11.733cm">
          <text:p text:style-name="P3"><text:span text:style-name="T3"/></text:p>
          <draw:enhanced-geometry draw:mirror-horizontal="false" draw:mirror-vertical="false" drawooo:sub-view-size="61812 14026" draw:text-areas="0 0 ?f0 ?f1" svg:viewBox="0 0 0 0"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477;p38" draw:style-name="gr1" draw:text-style-name="P4" draw:layer="layout" svg:width="1.529cm" svg:height="1.568cm" svg:x="22.012cm" svg:y="11.22cm">
          <text:p text:style-name="P3"><text:span text:style-name="T3"/></text:p>
          <draw:enhanced-geometry draw:mirror-horizontal="false" draw:mirror-vertical="false" drawooo:sub-view-size="43135 44235" draw:text-areas="0 0 ?f0 ?f1" svg:viewBox="0 0 0 0"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name="Google Shape;478;p38" draw:style-name="gr2">
          <draw:connector draw:name="Google Shape;479;p38" draw:style-name="gr3" draw:text-style-name="P5" draw:layer="layout" draw:type="line" svg:x1="4.098cm" svg:y1="3.211cm" svg:x2="0.878cm" svg:y2="1.33cm" svg:d="M4098 3211l-3220-1881" svg:viewBox="0 0 3221 1882">
            <text:p/>
          </draw:connector>
          <draw:connector draw:name="Google Shape;480;p38" draw:style-name="gr3" draw:text-style-name="P5" draw:layer="layout" draw:type="line" svg:x1="4.071cm" svg:y1="3.179cm" svg:x2="3.751cm" svg:y2="2.085cm" svg:d="M4071 3179l-320-1094" svg:viewBox="0 0 321 1095">
            <text:p/>
          </draw:connector>
          <draw:connector draw:name="Google Shape;481;p38" draw:style-name="gr3" draw:text-style-name="P5" draw:layer="layout" draw:type="line" svg:x1="4.056cm" svg:y1="3.204cm" svg:x2="2.897cm" svg:y2="3.533cm" svg:d="M4056 3204l-1159 329" svg:viewBox="0 0 1160 330">
            <text:p/>
          </draw:connector>
        </draw:g>
        <presentation:notes draw:style-name="dp2">
          <draw:page-thumbnail draw:name="Google Shape;471;g1e52b8f997a_0_0:notes" draw:style-name="gr4" draw:layer="layout" svg:width="16.932cm" svg:height="9.524cm" svg:x="1.058cm" svg:y="1.905cm" draw:page-number="7" presentation:class="page"/>
          <draw:frame draw:name="Google Shape;472;g1e52b8f997a_0_0:notes" presentation:style-name="pr2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tor" svg:font-family="Actor"/>
    <style:font-face style:name="Arial" svg:font-family="Arial"/>
    <style:font-face style:name="Calibri" svg:font-family="Calibri"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Unbounded" svg:font-family="Unbound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1a1a1a">
        <loext:fill-complex-color loext:theme-type="dark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a1a1a">
        <loext:fill-complex-color loext:theme-type="dark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1a1a1a">
        <loext:fill-complex-color loext:theme-type="dark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loext:fill-use-slide-background="fals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1a1a1a">
        <loext:fill-complex-color loext:theme-type="dark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background" style:display-name="TITLE_AND_TWO_COLUMNS_1_1-background" style:family="presentation">
      <style:graphic-properties draw:stroke="none" draw:fill="solid" draw:fill-color="#1a1a1a">
        <loext:fill-complex-color loext:theme-type="dark1" loext:color-type="theme"/>
      </style:graphic-properties>
      <style:text-properties style:letter-kerning="true"/>
    </style:style>
    <style:style style:name="TITLE_5f_AND_5f_TWO_5f_COLUMNS_5f_1_5f_1-backgroundobjects" style:display-name="TITLE_AND_TWO_COLUMNS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notes" style:display-name="TITLE_AND_TWO_COLUMNS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outline1" style:display-name="TITLE_AND_TWO_COLUMNS_1_1-outline1" style:family="presentation">
      <style:graphic-properties draw:stroke="none" draw:fill="none" draw:auto-grow-height="false" draw:fit-to-size="false" style:shrink-to-fit="true" style:writing-mode="lr-tb">
        <text:list-style style:name="TITLE_5f_AND_5f_TWO_5f_COLUMNS_5f_1_5f_1-outline1" style:display-name="TITLE_AND_TWO_COLUMNS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outline2" style:display-name="TITLE_AND_TWO_COLUMNS_1_1-outline2" style:family="presentation" style:parent-style-name="TITLE_5f_AND_5f_TWO_5f_COLUMNS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3" style:display-name="TITLE_AND_TWO_COLUMNS_1_1-outline3" style:family="presentation" style:parent-style-name="TITLE_5f_AND_5f_TWO_5f_COLUMNS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4" style:display-name="TITLE_AND_TWO_COLUMNS_1_1-outline4" style:family="presentation" style:parent-style-name="TITLE_5f_AND_5f_TWO_5f_COLUMNS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5" style:display-name="TITLE_AND_TWO_COLUMNS_1_1-outline5" style:family="presentation" style:parent-style-name="TITLE_5f_AND_5f_TWO_5f_COLUMNS_5f_1_5f_1-outline4">
      <style:paragraph-properties fo:margin-top="0.1cm" fo:margin-bottom="0cm"/>
      <style:text-properties fo:font-size="20pt" style:font-size-asian="20pt" style:font-size-complex="20pt"/>
    </style:style>
    <style:style style:name="TITLE_5f_AND_5f_TWO_5f_COLUMNS_5f_1_5f_1-outline6" style:display-name="TITLE_AND_TWO_COLUMNS_1_1-outline6" style:family="presentation" style:parent-style-name="TITLE_5f_AND_5f_TWO_5f_COLUMNS_5f_1_5f_1-outline5">
      <style:paragraph-properties fo:margin-top="0.1cm" fo:margin-bottom="0cm"/>
      <style:text-properties fo:font-size="20pt" style:font-size-asian="20pt" style:font-size-complex="20pt"/>
    </style:style>
    <style:style style:name="TITLE_5f_AND_5f_TWO_5f_COLUMNS_5f_1_5f_1-outline7" style:display-name="TITLE_AND_TWO_COLUMNS_1_1-outline7" style:family="presentation" style:parent-style-name="TITLE_5f_AND_5f_TWO_5f_COLUMNS_5f_1_5f_1-outline6">
      <style:paragraph-properties fo:margin-top="0.1cm" fo:margin-bottom="0cm"/>
      <style:text-properties fo:font-size="20pt" style:font-size-asian="20pt" style:font-size-complex="20pt"/>
    </style:style>
    <style:style style:name="TITLE_5f_AND_5f_TWO_5f_COLUMNS_5f_1_5f_1-outline8" style:display-name="TITLE_AND_TWO_COLUMNS_1_1-outline8" style:family="presentation" style:parent-style-name="TITLE_5f_AND_5f_TWO_5f_COLUMNS_5f_1_5f_1-outline7">
      <style:paragraph-properties fo:margin-top="0.1cm" fo:margin-bottom="0cm"/>
      <style:text-properties fo:font-size="20pt" style:font-size-asian="20pt" style:font-size-complex="20pt"/>
    </style:style>
    <style:style style:name="TITLE_5f_AND_5f_TWO_5f_COLUMNS_5f_1_5f_1-outline9" style:display-name="TITLE_AND_TWO_COLUMNS_1_1-outline9" style:family="presentation" style:parent-style-name="TITLE_5f_AND_5f_TWO_5f_COLUMNS_5f_1_5f_1-outline8">
      <style:paragraph-properties fo:margin-top="0.1cm" fo:margin-bottom="0cm"/>
      <style:text-properties fo:font-size="20pt" style:font-size-asian="20pt" style:font-size-complex="20pt"/>
    </style:style>
    <style:style style:name="TITLE_5f_AND_5f_TWO_5f_COLUMNS_5f_1_5f_1-subtitle" style:display-name="TITLE_AND_TWO_COLUMNS_1_1-subtitle" style:family="presentation">
      <style:graphic-properties draw:stroke="none" draw:fill="none" draw:textarea-vertical-align="middle">
        <text:list-style style:name="TITLE_5f_AND_5f_TWO_5f_COLUMNS_5f_1_5f_1-subtitle" style:display-name="TITLE_AND_TWO_COLUMNS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title" style:display-name="TITLE_AND_TWO_COLUMNS_1_1-title" style:family="presentation">
      <style:graphic-properties draw:stroke="none" draw:fill="none" draw:textarea-vertical-align="middle" style:writing-mode="lr-tb">
        <text:list-style style:name="TITLE_5f_AND_5f_TWO_5f_COLUMNS_5f_1_5f_1-title" style:display-name="TITLE_AND_TWO_COLUMNS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1a1a1a">
        <loext:fill-complex-color loext:theme-type="dark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1a1a1a">
        <loext:fill-complex-color loext:theme-type="dark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a1a1a"/>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388cm, 23.839cm, 2.272cm, 0.441cm)" draw:image-opacity="100%" style:mirror="none" loext:decorative="false"/>
    </style:style>
    <style:style style:name="M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178cm, 10.356cm, 0.716cm, 6.718cm)" draw:image-opacity="100%" style:mirror="none" loext:decorative="false"/>
    </style:style>
    <style:style style:name="M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858cm, 6.779cm, 8.532cm, 11.23cm)" draw:image-opacity="100%" style:mirror="none" loext:decorative="false"/>
    </style:style>
    <style:style style:name="M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87cm, 24.167cm, 2.284cm, 0cm)" draw:image-opacity="100%" style:mirror="none" loext:decorative="false"/>
    </style:style>
    <style:style style:name="Mgr8" style:family="graphic">
      <style:graphic-properties style:writing-mode="lr-tb" loext:decorative="false"/>
    </style:style>
    <style:style style:name="Mgr9" style:family="graphic" style:parent-style-name="standard">
      <style:graphic-properties draw:stroke="solid" svg:stroke-width="0.026cm" svg:stroke-color="#ffffff"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light1" loext:color-type="theme"/>
        <loext:fill-complex-color loext:theme-type="light1" loext:color-type="theme"/>
      </style:graphic-properties>
    </style:style>
    <style:style style:name="Mgr1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style:graphic-properties>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61cm, 25.29cm, 6.082cm, 1.666cm)" draw:image-opacity="100%" style:mirror="none" loext:decorative="false"/>
    </style:style>
    <style:style style:name="M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345cm, 13.102cm, 1.929cm, 6.594cm)" draw:image-opacity="100%" style:mirror="none" loext:decorative="false"/>
    </style:style>
    <style:style style:name="Mgr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33cm, 9.539cm, 1.535cm, 17.244cm)" draw:image-opacity="100%" style:mirror="none" loext:decorative="false"/>
    </style:style>
    <style:style style:name="Mgr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156cm, 22.558cm, -1.591cm, 1.609cm)" draw:image-opacity="100%" style:mirror="none" loext:decorative="false"/>
    </style:style>
    <style:style style:name="Mgr15" style:family="graphic" style:parent-style-name="standard">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light1" loext:color-type="theme"/>
      </style:graphic-properties>
    </style:style>
    <style:style style:name="M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57cm, 23.647cm, 2.736cm, 1.4cm)" draw:image-opacity="100%" style:mirror="horizontal" loext:decorative="false"/>
    </style:style>
    <style:style style:name="M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132cm, 13.401cm, 0.798cm, 8.031cm)" draw:image-opacity="100%" style:mirror="horizontal" loext:decorative="false"/>
    </style:style>
    <style:style style:name="M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43cm, 9.256cm, 10.333cm, 8.753cm)" draw:image-opacity="100%" style:mirror="horizontal" loext:decorative="false"/>
    </style:style>
    <style:style style:name="M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889cm, 25.002cm, 2.039cm, -0.835cm)" draw:image-opacity="100%" style:mirror="horizontal" loext:decorative="false"/>
    </style:style>
    <style:style style:name="M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36cm, 18.372cm, 10.579cm, 3.704cm)" draw:image-opacity="100%" style:mirror="none" loext:decorative="false"/>
    </style:style>
    <style:style style:name="Mgr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98cm, 8.536cm, 10.692cm, 8.537cm)" draw:image-opacity="100%" style:mirror="none" loext:decorative="false"/>
    </style:style>
    <style:style style:name="M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167cm, 8.166cm, 2.059cm, 15.434cm)" draw:image-opacity="100%" style:mirror="none" loext:decorative="false"/>
    </style:style>
    <style:style style:name="M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34cm, 19.01cm, 9.204cm, 1.775cm)" draw:image-opacity="100%" style:mirror="none" loext:decorative="false"/>
    </style:style>
    <style:style style:name="M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34cm, 7.706cm, 10.124cm, 10.303cm)" draw:image-opacity="100%" style:mirror="none" loext:decorative="false"/>
    </style:style>
    <style:style style:name="Mgr2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677cm, 19.647cm, 2.323cm, 1.342cm)" draw:image-opacity="100%" style:mirror="none" loext:decorative="false"/>
    </style:style>
    <style:style style:name="Mgr2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198cm, 18.819cm, 1.148cm, 6.652cm)" draw:image-opacity="100%" style:mirror="none" loext:decorative="false"/>
    </style:style>
    <style:style style:name="Mgr2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34cm, 7.706cm, 10.078cm, 6.382cm)" draw:image-opacity="100%" style:mirror="horizontal" loext:decorative="false"/>
    </style:style>
    <style:style style:name="Mgr2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677cm, 19.647cm, 2.323cm, 1.342cm)" draw:image-opacity="100%" style:mirror="horizontal" loext:decorative="false"/>
    </style:style>
    <style:style style:name="Mgr2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198cm, 18.819cm, 1.148cm, 6.652cm)" draw:image-opacity="100%" style:mirror="horizontal" loext:decorative="false"/>
    </style:style>
    <style:style style:name="Mgr3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33cm, 24.131cm, 1.791cm, 1.689cm)" draw:image-opacity="100%" style:mirror="horizontal" loext:decorative="false"/>
    </style:style>
    <style:style style:name="Mgr3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293cm, 7.181cm, -0.399cm, 8.951cm)" draw:image-opacity="100%" style:mirror="horizontal" loext:decorative="false"/>
    </style:style>
    <style:style style:name="Mgr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858cm, 6.779cm, 8.532cm, 11.23cm)" draw:image-opacity="100%" style:mirror="horizontal" loext:decorative="false"/>
    </style:style>
    <style:style style:name="Mgr3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87cm, 24.167cm, 2.284cm, 0cm)" draw:image-opacity="100%" style:mirror="horizontal" loext:decorative="false"/>
    </style:style>
    <style:style style:name="Mgr34" style:family="graphic" style:parent-style-name="standard">
      <style:graphic-properties draw:stroke="solid" svg:stroke-width="0.106cm" svg:stroke-color="#7e4fcf"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light2" loext:color-type="theme"/>
      </style:graphic-properties>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4"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6"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LANK_5f_1_5f_1_5f_1_5f_1_5f_1_5f_1-title">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loext:stroke-complex-color loext:theme-type="light1" loext:color-type="theme"/>
      </style:graphic-properties>
      <style:paragraph-properties style:writing-mode="lr-tb"/>
    </style:style>
    <style:style style:name="Mpr10"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LE_5f_AND_5f_TWO_5f_COLUMNS_5f_1_5f_1-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ITLE_5f_AND_5f_TWO_5f_COLUMNS_5f_1_5f_1-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15"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CUSTOM_5f_9_5f_1-backgroundobjects">
      <style:graphic-properties draw:stroke="none" draw:fill="none" draw:fill-color="#ffffff" draw:auto-grow-height="false" fo:min-height="1.485cm" loext:decorative="false"/>
      <style:paragraph-properties style:writing-mode="lr-tb"/>
    </style:style>
    <style:style style:name="Mpr17" style:family="presentation" style:parent-style-name="CUSTOM_5f_9_5f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7"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 style:family="paragraph">
      <style:paragraph-properties fo:margin-left="0cm" fo:margin-right="0cm" fo:margin-top="0cm" fo:margin-bottom="0cm" fo:line-height="100%" fo:text-align="center" fo:text-indent="0cm" style:writing-mode="lr-tb"/>
      <style:text-properties fo:font-size="30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ffffff" loext:opacity="100%" style:text-outline="false" style:text-line-through-style="none" style:text-line-through-type="none" style:text-position="0% 100%" style:font-name="Unbounded" fo:font-size="30pt" fo:letter-spacing="normal" fo:font-style="normal" style:text-underline-style="none" fo:font-weight="bold" fo:background-color="transparent" style:font-name-asian="Unbounded" style:font-size-asian="30pt" style:font-style-asian="normal" style:font-weight-asian="bold" style:font-name-complex="Unbounded" style:font-size-complex="30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9;p2" draw:style-name="Mgr3">
        <draw:frame draw:name="Google Shape;10;p2" draw:style-name="Mgr4" draw:text-style-name="MP5" draw:layer="layout" svg:width="8.164cm" svg:height="10.885cm" svg:x="17.235cm" svg:y="0cm">
          <draw:image xlink:href="Pictures/10000001000004B000000274EAA72025.png" xlink:type="simple" xlink:show="embed" xlink:actuate="onLoad" draw:mime-type="image/png">
            <text:p/>
          </draw:image>
        </draw:frame>
        <draw:frame draw:name="Google Shape;11;p2" draw:style-name="Mgr5" draw:text-style-name="MP5" draw:layer="layout" svg:width="13.851cm" svg:height="6.344cm" svg:x="11.548cm" svg:y="0cm">
          <draw:image xlink:href="Pictures/10000001000004B0000002742EF6FE60.png" xlink:type="simple" xlink:show="embed" xlink:actuate="onLoad" draw:mime-type="image/png">
            <text:p/>
          </draw:image>
        </draw:frame>
      </draw:g>
      <draw:g draw:name="Google Shape;12;p2" draw:style-name="Mgr3">
        <draw:frame draw:name="Google Shape;13;p2" draw:style-name="Mgr6" draw:text-style-name="MP5" draw:layer="layout" svg:width="12.327cm" svg:height="6.482cm" svg:x="0cm" svg:y="7.804cm">
          <draw:image xlink:href="Pictures/10000001000004B0000002742EF6FE60.png" xlink:type="simple" xlink:show="embed" xlink:actuate="onLoad" draw:mime-type="image/png">
            <text:p/>
          </draw:image>
        </draw:frame>
        <draw:frame draw:name="Google Shape;14;p2" draw:style-name="Mgr7" draw:text-style-name="MP5" draw:layer="layout" svg:width="8.164cm" svg:height="11.572cm" draw:transform="rotate (-3.14159265358979) translate (8.165cm 14.4cm)">
          <draw:image xlink:href="Pictures/10000001000004B000000274EAA72025.png" xlink:type="simple" xlink:show="embed" xlink:actuate="onLoad" draw:mime-type="image/png">
            <text:p/>
          </draw:image>
        </draw:frame>
      </draw:g>
      <draw:frame draw:name="Google Shape;15;p2" presentation:style-name="TITLE-title" draw:layer="backgroundobjects" svg:width="20.795cm" svg:height="5.608cm" svg:x="2.302cm" svg:y="2.827cm" presentation:class="title" presentation:placeholder="true" presentation:user-transformed="true">
        <draw:text-box/>
      </draw:frame>
      <draw:g draw:name="Google Shape;17;p2" draw:style-name="Mgr8">
        <draw:custom-shape draw:name="Google Shape;18;p2" draw:style-name="Mgr9" draw:text-style-name="MP7" draw:layer="layout" svg:width="2.072cm" svg:height="3.627cm" svg:x="0.945cm" svg:y="11.641cm">
          <text:p text:style-name="MP6"><text:span text:style-name="MT1"/></text:p>
          <draw:enhanced-geometry draw:mirror-horizontal="false" draw:mirror-vertical="fals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19;p2" draw:style-name="Mgr10" draw:text-style-name="MP7" draw:layer="layout" svg:width="2.837cm" svg:height="2.828cm" svg:x="19.568cm" svg:y="-1.33cm">
          <text:p text:style-name="MP6"><text:span text:style-name="MT1"/></text:p>
          <draw:enhanced-geometry draw:mirror-horizontal="false" draw:mirror-vertical="false" drawooo:sub-view-size="52484 52327" draw:text-areas="0 0 ?f0 ?f1" svg:viewBox="0 0 0 0"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79;p7" draw:style-name="Mgr8">
        <draw:g draw:name="Google Shape;80;p7" draw:style-name="Mgr3">
          <draw:frame draw:name="Google Shape;81;p7" draw:style-name="Mgr11" draw:text-style-name="MP5" draw:layer="layout" svg:width="5.237cm" svg:height="8.663cm" svg:x="20.163cm" svg:y="5.623cm">
            <draw:image xlink:href="Pictures/10000001000004B000000274EAA72025.png" xlink:type="simple" xlink:show="embed" xlink:actuate="onLoad" draw:mime-type="image/png">
              <text:p/>
            </draw:image>
          </draw:frame>
          <draw:frame draw:name="Google Shape;82;p7" draw:style-name="Mgr12" draw:text-style-name="MP5" draw:layer="layout" svg:width="11.375cm" svg:height="5.04cm" svg:x="14.024cm" svg:y="0cm">
            <draw:image xlink:href="Pictures/10000001000004B0000002742EF6FE60.png" xlink:type="simple" xlink:show="embed" xlink:actuate="onLoad" draw:mime-type="image/png">
              <text:p/>
            </draw:image>
          </draw:frame>
        </draw:g>
        <draw:g draw:name="Google Shape;83;p7" draw:style-name="Mgr3">
          <draw:frame draw:name="Google Shape;84;p7" draw:style-name="Mgr13" draw:text-style-name="MP5" draw:layer="layout" svg:width="4.453cm" svg:height="12.156cm" svg:x="0cm" svg:y="2.131cm">
            <draw:image xlink:href="Pictures/10000001000004B0000002742EF6FE60.png" xlink:type="simple" xlink:show="embed" xlink:actuate="onLoad" draw:mime-type="image/png">
              <text:p/>
            </draw:image>
          </draw:frame>
          <draw:frame draw:name="Google Shape;85;p7" draw:style-name="Mgr14" draw:text-style-name="MP5" draw:layer="layout" svg:width="8.164cm" svg:height="8.67cm" draw:transform="rotate (-3.14159265358979) translate (8.165cm 14.288cm)">
            <draw:image xlink:href="Pictures/10000001000004B000000274EAA72025.png" xlink:type="simple" xlink:show="embed" xlink:actuate="onLoad" draw:mime-type="image/png">
              <text:p/>
            </draw:image>
          </draw:frame>
        </draw:g>
      </draw:g>
      <draw:frame draw:name="Google Shape;86;p7" presentation:style-name="ONE_5f_COLUMN_5f_TEXT-title" draw:layer="backgroundobjects" svg:width="21.418cm" svg:height="1.59cm" svg:x="2cm" svg:y="1.236cm" presentation:class="title" presentation:placeholder="true" presentation:user-transformed="true">
        <draw:text-box/>
      </draw:frame>
      <draw:g draw:name="Google Shape;88;p7" draw:style-name="Mgr8">
        <draw:custom-shape draw:name="Google Shape;89;p7" draw:style-name="Mgr9" draw:text-style-name="MP7" draw:layer="layout" svg:width="2.072cm" svg:height="3.627cm" svg:x="22.382cm" svg:y="11.829cm">
          <text:p text:style-name="MP6"><text:span text:style-name="MT1"/></text:p>
          <draw:enhanced-geometry draw:mirror-horizontal="false" draw:mirror-vertical="fals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90;p7" draw:style-name="Mgr10" draw:text-style-name="MP7" draw:layer="layout" svg:width="2.837cm" svg:height="2.828cm" svg:x="22.194cm" svg:y="-1.593cm">
          <text:p text:style-name="MP6"><text:span text:style-name="MT1"/></text:p>
          <draw:enhanced-geometry draw:mirror-horizontal="false" draw:mirror-vertical="false" drawooo:sub-view-size="52484 52327" draw:text-areas="0 0 ?f0 ?f1" svg:viewBox="0 0 0 0"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custom-shape draw:name="Google Shape;91;p7" draw:style-name="Mgr15" draw:text-style-name="MP8" draw:layer="layout" svg:width="1.529cm" svg:height="1.568cm" svg:x="0.47cm" svg:y="0.368cm">
          <text:p text:style-name="MP6"><text:span text:style-name="MT1"/></text:p>
          <draw:enhanced-geometry draw:mirror-horizontal="false" draw:mirror-vertical="false" drawooo:sub-view-size="43135 44235" draw:text-areas="0 0 ?f0 ?f1" svg:viewBox="0 0 0 0"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105;p9" presentation:style-name="SECTION_5f_TITLE_5f_AND_5f_DESCRIPTION-title" draw:layer="backgroundobjects" svg:width="18.865cm" svg:height="4.057cm" svg:x="3.267cm" svg:y="3.027cm" presentation:class="title" presentation:placeholder="true" presentation:user-transformed="true">
        <draw:text-box/>
      </draw:frame>
      <draw:g draw:name="Google Shape;107;p9" draw:style-name="Mgr3">
        <draw:frame draw:name="Google Shape;108;p9" draw:style-name="Mgr16" draw:text-style-name="MP5" draw:layer="layout" svg:width="8.164cm" svg:height="14.287cm" draw:transform="rotate (-3.14159265358979) translate (25.399cm 14.339cm)">
          <draw:image xlink:href="Pictures/10000001000004B000000274EAA72025.png" xlink:type="simple" xlink:show="embed" xlink:actuate="onLoad" draw:mime-type="image/png">
            <text:p/>
          </draw:image>
        </draw:frame>
        <draw:frame draw:name="Google Shape;109;p9" draw:style-name="Mgr17" draw:text-style-name="MP5" draw:layer="layout" svg:width="11.757cm" svg:height="7.619cm" draw:transform="rotate (-3.14159265358979) translate (25.399cm 14.339cm)">
          <draw:image xlink:href="Pictures/10000001000004B0000002742EF6FE60.png" xlink:type="simple" xlink:show="embed" xlink:actuate="onLoad" draw:mime-type="image/png">
            <text:p/>
          </draw:image>
        </draw:frame>
      </draw:g>
      <draw:g draw:name="Google Shape;110;p9" draw:style-name="Mgr3">
        <draw:frame draw:name="Google Shape;111;p9" draw:style-name="Mgr18" draw:text-style-name="MP5" draw:layer="layout" svg:width="12.327cm" svg:height="6.482cm" draw:transform="rotate (-3.14159265358979) translate (12.327cm 6.535cm)">
          <draw:image xlink:href="Pictures/10000001000004B0000002742EF6FE60.png" xlink:type="simple" xlink:show="embed" xlink:actuate="onLoad" draw:mime-type="image/png">
            <text:p/>
          </draw:image>
        </draw:frame>
        <draw:frame draw:name="Google Shape;112;p9" draw:style-name="Mgr19" draw:text-style-name="MP5" draw:layer="layout" svg:width="8.164cm" svg:height="11.511cm" svg:x="0.001cm" svg:y="0cm">
          <draw:image xlink:href="Pictures/10000001000004B000000274EAA72025.png" xlink:type="simple" xlink:show="embed" xlink:actuate="onLoad" draw:mime-type="image/png">
            <text:p/>
          </draw:image>
        </draw:frame>
      </draw:g>
      <draw:g draw:name="Google Shape;113;p9" draw:style-name="Mgr8">
        <draw:custom-shape draw:name="Google Shape;114;p9" draw:style-name="Mgr10" draw:text-style-name="MP7" draw:layer="layout" svg:width="6.748cm" svg:height="6.747cm" svg:x="-4.51cm" svg:y="7.047cm">
          <text:p text:style-name="MP6"><text:span text:style-name="MT1"/></text:p>
          <draw:enhanced-geometry draw:mirror-horizontal="false" draw:mirror-vertical="false" drawooo:sub-view-size="97192 97166" draw:text-areas="0 0 ?f0 ?f1" svg:viewBox="0 0 0 0" draw:type="ooxml-non-primitive" draw:enhanced-path="M 47043 1 L 47282 7412 47839 7412 47707 1 Z M 50389 27 L 50150 7438 50708 7465 51053 54 C 50841 54 50628 27 50389 27 Z M 44386 160 L 43722 213 44466 7598 45024 7544 44386 160 Z M 53710 266 L 52939 7624 53524 7704 54374 319 53710 266 Z M 41066 585 C 40854 612 40615 638 40402 691 L 41650 7996 42208 7890 41066 585 Z M 57030 718 L 55755 8023 56313 8129 57694 851 57030 718 Z M 37772 1196 L 37135 1355 38861 8554 39446 8421 37772 1196 Z M 60297 1408 L 58517 8607 59075 8740 60961 1568 C 60749 1515 60536 1462 60297 1408 Z M 34532 2046 L 33894 2232 36126 9324 36683 9138 34532 2046 Z M 63538 2338 L 61253 9377 61811 9563 64175 2524 63538 2338 Z M 31371 3135 L 30760 3374 33469 10254 34001 10068 31371 3135 Z M 66699 3480 L 63910 10360 64467 10572 67310 3719 66699 3480 Z M 28290 4410 L 27679 4702 30866 11396 31397 11157 28290 4410 Z M 69753 4835 L 66513 11502 67044 11768 70364 5127 69753 4835 Z M 25315 5898 L 24730 6243 28369 12697 28847 12432 25315 5898 Z M 72728 6402 L 69036 12830 69514 13122 73286 6721 72728 6402 Z M 22446 7598 L 21888 7969 25952 14185 26430 13866 22446 7598 Z M 75570 8155 L 71453 14344 71905 14637 76128 8554 75570 8155 Z M 19684 9510 L 19152 9908 23641 15805 24093 15487 19684 9510 Z M 78280 10121 L 73738 15991 74189 16337 78811 10546 78280 10121 Z M 17054 11608 L 16549 12033 21437 17611 21888 17240 17054 11608 Z M 80856 12246 L 75916 17797 76367 18169 81361 12697 80856 12246 Z M 14610 13866 C 14451 13999 14291 14158 14132 14318 L 19391 19551 19790 19179 14610 13866 Z M 83300 14557 L 77988 19763 C 78120 19869 78253 20029 78386 20161 L 83752 15035 C 83592 14876 83459 14716 83300 14557 Z M 12299 16257 L 11848 16762 17452 21622 C 17585 21490 17691 21357 17824 21197 L 12299 16257 Z M 85531 17027 L 79900 21835 C 80033 21968 80139 22127 80272 22260 L 85983 17532 85531 17027 Z M 10148 18833 L 9749 19365 15673 23827 16018 23402 10148 18833 Z M 87630 19630 L 81680 24040 82025 24518 88028 20161 87630 19630 Z M 8182 21543 C 8076 21729 7943 21915 7810 22101 L 14052 26165 14345 25686 8182 21543 Z M 89542 22366 L 83273 26377 C 83380 26536 83486 26696 83566 26855 L 83592 26855 89887 22924 C 89781 22738 89648 22552 89542 22366 Z M 6429 24411 C 6296 24597 6190 24783 6084 24969 L 12565 28582 C 12671 28422 12751 28263 12857 28104 L 6429 24411 Z M 91242 25261 L 84734 28821 C 84814 28980 84894 29140 85000 29325 L 91561 25819 91242 25261 Z M 4862 27360 C 4756 27546 4649 27758 4570 27971 L 11290 31132 C 11370 30946 11449 30786 11529 30600 L 4862 27360 Z M 92730 28236 L 86009 31344 C 86089 31504 86142 31690 86222 31849 L 86248 31849 93022 28847 C 92942 28635 92836 28422 92730 28236 Z M 3481 30415 L 3242 31052 10174 33735 C 10227 33549 10307 33363 10387 33204 L 10360 33204 3481 30415 Z M 94031 31318 L 87098 33947 C 87151 34107 87231 34293 87284 34479 L 94270 31929 94031 31318 Z M 2338 33575 C 2285 33788 2206 34000 2153 34213 L 9218 36418 C 9298 36232 9351 36046 9404 35860 L 2338 33575 Z M 95120 34479 L 88001 36630 C 88055 36816 88108 37002 88161 37188 L 95306 35116 C 95226 34904 95173 34691 95120 34479 Z M 1435 36789 L 1276 37454 8501 39154 C 8527 38968 8581 38755 8634 38596 L 1435 36789 Z M 95970 37693 L 88745 39366 C 88772 39552 88825 39738 88851 39924 L 96103 38357 C 96076 38144 96023 37932 95970 37693 Z M 745 40057 C 692 40296 665 40508 638 40721 L 7943 41916 C 7970 41757 7996 41544 8023 41358 L 8049 41358 745 40057 Z M 96608 40986 L 89276 42155 C 89303 42341 89330 42527 89356 42713 L 96687 41650 96608 40986 Z M 267 43377 C 240 43589 213 43828 187 44041 L 7571 44732 C 7598 44546 7624 44360 7651 44174 L 7624 44174 267 43377 Z M 97006 44307 L 89595 44971 C 89622 45157 89648 45343 89648 45528 L 97059 44971 C 97059 44758 97006 44546 97006 44307 Z M 28 46724 C 28 46936 1 47175 1 47388 L 7412 47574 C 7412 47388 7438 47175 7438 46989 L 28 46724 Z M 97192 47653 L 89781 47786 C 89755 47972 89755 48185 89781 48371 L 97192 48318 97192 47653 Z M 89781 48583 L 89781 49141 97192 49247 97192 48583 Z M 7412 49832 L 1 50044 C 1 50257 1 50496 28 50708 L 7438 50389 7412 49832 Z M 89675 51425 C 89648 51611 89648 51797 89622 51983 L 97033 52594 C 97033 52355 97059 52142 97086 51930 L 89675 51425 Z M 7598 52674 L 213 53391 C 240 53603 267 53816 293 54055 L 7651 53232 7598 52674 Z M 89409 54241 C 89356 54427 89330 54613 89330 54799 L 96661 55914 C 96687 55675 96714 55463 96740 55250 L 89409 54241 Z M 7970 55463 L 665 56711 C 718 56924 745 57136 798 57375 L 8102 56047 C 8049 55835 7996 55649 7970 55463 Z M 88905 57030 C 88854 57208 88827 57385 88779 57563 L 88779 57563 88772 57561 88772 57588 C 88774 57579 88776 57571 88779 57563 L 88779 57563 96023 59208 C 96076 58996 96130 58757 96156 58544 L 88905 57030 Z M 8554 58252 L 1329 59978 1488 60642 8687 58810 C 8634 58624 8581 58438 8554 58252 Z M 88241 59766 C 88161 59978 88134 60138 88081 60324 L 95173 62449 C 95253 62236 95306 62024 95359 61785 L 88241 59766 Z M 9298 60988 L 2232 63192 C 2285 63405 2365 63644 2418 63856 L 9484 61519 C 9404 61333 9351 61147 9298 60988 Z M 87391 62475 C 87311 62661 87231 62847 87178 63006 L 94111 65610 94350 64972 87391 62475 Z M 10254 63671 L 3348 66380 C 3427 66592 3507 66778 3587 66991 L 10466 64175 10254 63671 Z M 86301 65105 C 86250 65283 86175 65462 86099 65640 L 86099 65640 86089 65636 86089 65663 C 86092 65655 86095 65648 86099 65640 L 86099 65640 92836 68717 C 92915 68505 93022 68319 93101 68106 L 86301 65105 Z M 11370 66247 L 4676 69435 4968 70045 11635 66752 C 11529 66592 11449 66406 11370 66247 Z M 85080 67681 L 84814 68186 91348 71719 91640 71135 85080 67681 Z M 12671 68744 L 12671 68770 6217 72383 C 6323 72595 6429 72781 6535 72967 L 12963 69249 C 12857 69089 12777 68930 12671 68744 Z M 83698 70152 L 83380 70630 89648 74614 C 89781 74428 89887 74242 89994 74056 L 83698 70152 Z M 14132 71161 L 7943 75252 C 8076 75438 8182 75624 8315 75810 L 14451 71639 C 14345 71480 14238 71320 14132 71161 Z M 82131 72489 L 81786 72967 87762 77350 88161 76819 82131 72489 Z M 15779 73472 L 9882 77961 C 10015 78147 10148 78333 10281 78492 L 16124 73924 15779 73472 Z M 80378 74747 L 80033 75199 85664 80006 C 85823 79820 85956 79661 86089 79475 L 80378 74747 Z M 17585 75677 L 11981 80564 12432 81069 17957 76102 C 17824 75969 17691 75810 17585 75677 Z M 78492 76872 L 78120 77297 83433 82450 C 83566 82291 83725 82131 83884 81972 L 78492 76872 Z M 19524 77749 L 14291 83008 14743 83459 19923 78147 19524 77749 Z M 76473 78864 L 76048 79263 81016 84788 81494 84336 76473 78864 Z M 21596 79688 L 16735 85292 17240 85717 22021 80059 21596 79688 Z M 74322 80724 L 73897 81069 78466 86913 78970 86514 74322 80724 Z M 23801 81467 L 19312 87391 19843 87789 24252 81813 23801 81467 Z M 72064 82424 C 71905 82530 71772 82636 71613 82742 L 75756 88905 76314 88506 72064 82424 Z M 26112 83088 L 26112 83114 22074 89330 C 22260 89436 22446 89569 22632 89675 L 26590 83406 C 26430 83300 26271 83194 26112 83088 Z M 69700 83964 C 69514 84044 69355 84150 69195 84256 L 72941 90658 73499 90313 69700 83964 Z M 28555 84575 L 24943 91056 25527 91375 29060 84867 28555 84575 Z M 67203 85319 L 66699 85584 69966 92225 70577 91933 67203 85319 Z M 31079 85877 L 27918 92597 28529 92863 31610 86116 31079 85877 Z M 64653 86514 L 64122 86727 66911 93606 C 67124 93527 67336 93420 67549 93341 L 64653 86514 Z M 33682 86992 L 30999 93898 31610 94137 34213 87178 33682 86992 Z M 61997 87523 L 61466 87709 63803 94748 64414 94536 61997 87523 Z M 36365 87922 L 34160 95014 C 34372 95094 34585 95147 34797 95200 L 36922 88081 36365 87922 Z M 59288 88347 L 58757 88506 60563 95678 61227 95519 59288 88347 Z M 39100 88666 L 37374 95891 38038 96023 39632 88798 39100 88666 Z M 56525 88984 L 55994 89091 57296 96395 57960 96262 56525 88984 Z M 41863 89223 L 40668 96528 41332 96634 42421 89303 41863 89223 Z M 53736 89436 L 53178 89516 53975 96900 54639 96820 53736 89436 Z M 44679 89569 L 43988 96953 44652 97006 45236 89622 44679 89569 Z M 50921 89702 L 50336 89728 50682 97139 51346 97112 50921 89702 Z M 47494 89755 L 47308 97166 47972 97166 48079 89755 Z N">
            <draw:equation draw:name="f0" draw:formula="logwidth"/>
            <draw:equation draw:name="f1" draw:formula="logheight"/>
          </draw:enhanced-geometry>
        </draw:custom-shape>
        <draw:custom-shape draw:name="Google Shape;115;p9" draw:style-name="Mgr9" draw:text-style-name="MP7" draw:layer="layout" svg:width="2.072cm" svg:height="3.627cm" svg:x="22.012cm" svg:y="-0.801cm">
          <text:p text:style-name="MP6"><text:span text:style-name="MT1"/></text:p>
          <draw:enhanced-geometry draw:mirror-horizontal="false" draw:mirror-vertical="fals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g>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5f_1_5f_1_5f_1_5f_1_5f_1_5f_1" style:display-name="BLANK_1_1_1_1_1_1"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133;p13" draw:style-name="Mgr3">
        <draw:frame draw:name="Google Shape;134;p13" draw:style-name="Mgr20" draw:text-style-name="MP5" draw:layer="layout" svg:width="10.574cm" svg:height="6.122cm" svg:x="13.918cm" svg:y="8.165cm">
          <draw:image xlink:href="Pictures/10000001000004B000000274EAA72025.png" xlink:type="simple" xlink:show="embed" xlink:actuate="onLoad" draw:mime-type="image/png">
            <text:p/>
          </draw:image>
        </draw:frame>
        <draw:frame draw:name="Google Shape;135;p13" draw:style-name="Mgr21" draw:text-style-name="MP5" draw:layer="layout" svg:width="13.851cm" svg:height="4.648cm" svg:x="6.42cm" svg:y="9.639cm">
          <draw:image xlink:href="Pictures/10000001000004B0000002742EF6FE60.png" xlink:type="simple" xlink:show="embed" xlink:actuate="onLoad" draw:mime-type="image/png">
            <text:p/>
          </draw:image>
        </draw:frame>
      </draw:g>
      <draw:g draw:name="Google Shape;136;p13" draw:style-name="Mgr3">
        <draw:frame draw:name="Google Shape;137;p13" draw:style-name="Mgr22" draw:text-style-name="MP5" draw:layer="layout" svg:width="7.31cm" svg:height="6.629cm" svg:x="0cm" svg:y="0cm">
          <draw:image xlink:href="Pictures/10000001000004B0000002742EF6FE60.png" xlink:type="simple" xlink:show="embed" xlink:actuate="onLoad" draw:mime-type="image/png">
            <text:p/>
          </draw:image>
        </draw:frame>
        <draw:frame draw:name="Google Shape;138;p13" draw:style-name="Mgr23" draw:text-style-name="MP5" draw:layer="layout" svg:width="11.808cm" svg:height="4.497cm" draw:transform="rotate (-3.14159265358979) translate (11.809cm 4.461cm)">
          <draw:image xlink:href="Pictures/10000001000004B000000274EAA72025.png" xlink:type="simple" xlink:show="embed" xlink:actuate="onLoad" draw:mime-type="image/png">
            <text:p/>
          </draw:image>
        </draw:frame>
      </draw:g>
      <draw:frame draw:name="Google Shape;139;p13" presentation:style-name="BLANK_5f_1_5f_1_5f_1_5f_1_5f_1_5f_1-title" draw:layer="backgroundobjects" svg:width="21.399cm" svg:height="1.59cm" svg:x="2cm" svg:y="1.236cm" presentation:class="title" presentation:placeholder="true" presentation:user-transformed="true">
        <draw:text-box/>
      </draw:frame>
      <draw:frame draw:name="Google Shape;143;p13" presentation:style-name="Mpr9" draw:text-style-name="MP10" draw:layer="backgroundobjects" svg:width="2.436cm" svg:height="2.358cm" svg:x="3.984cm" svg:y="4.728cm" presentation:class="title" presentation:user-transformed="true">
        <draw:text-box>
          <text:p text:style-name="MP9"><text:span text:style-name="MT2">xx%</text:span></text:p>
        </draw:text-box>
      </draw:frame>
      <draw:frame draw:name="Google Shape;144;p13" presentation:style-name="Mpr9" draw:text-style-name="MP10" draw:layer="backgroundobjects" svg:width="2.436cm" svg:height="2.358cm" svg:x="11.482cm" svg:y="4.728cm" presentation:class="title" presentation:user-transformed="true">
        <draw:text-box>
          <text:p text:style-name="MP9"><text:span text:style-name="MT2">xx%</text:span></text:p>
        </draw:text-box>
      </draw:frame>
      <draw:frame draw:name="Google Shape;145;p13" presentation:style-name="Mpr9" draw:text-style-name="MP10" draw:layer="backgroundobjects" svg:width="2.436cm" svg:height="2.358cm" svg:x="18.98cm" svg:y="4.728cm" presentation:class="title" presentation:user-transformed="true">
        <draw:text-box>
          <text:p text:style-name="MP9"><text:span text:style-name="MT2">xx%</text:span></text:p>
        </draw:text-box>
      </draw:frame>
      <draw:g draw:name="Google Shape;149;p13" draw:style-name="Mgr8">
        <draw:custom-shape draw:name="Google Shape;150;p13" draw:style-name="Mgr15" draw:text-style-name="MP8" draw:layer="layout" svg:width="4.292cm" svg:height="0.973cm" svg:x="0.612cm" svg:y="12.918cm">
          <text:p text:style-name="MP6"><text:span text:style-name="MT1"/></text:p>
          <draw:enhanced-geometry draw:mirror-horizontal="false" draw:mirror-vertical="false" drawooo:sub-view-size="61812 14026" draw:text-areas="0 0 ?f0 ?f1" svg:viewBox="0 0 0 0"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151;p13" draw:style-name="Mgr9" draw:text-style-name="MP7" draw:layer="layout" svg:width="2.072cm" svg:height="3.627cm" svg:x="22.86cm" svg:y="12.36cm">
          <text:p text:style-name="MP6"><text:span text:style-name="MT1"/></text:p>
          <draw:enhanced-geometry draw:mirror-horizontal="false" draw:mirror-vertical="fals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152;p13" draw:style-name="Mgr10" draw:text-style-name="MP7" draw:layer="layout" svg:width="2.837cm" svg:height="2.828cm" svg:x="-1.441cm" svg:y="0.827cm">
          <text:p text:style-name="MP6"><text:span text:style-name="MT1"/></text:p>
          <draw:enhanced-geometry draw:mirror-horizontal="false" draw:mirror-vertical="false" drawooo:sub-view-size="52484 52327" draw:text-areas="0 0 ?f0 ?f1" svg:viewBox="0 0 0 0"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g>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cm" svg:height="0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_5f_1_5f_1" style:display-name="TITLE_AND_TWO_COLUMNS_1_1"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261;p22" draw:style-name="Mgr3">
        <draw:frame draw:name="Google Shape;262;p22" draw:style-name="Mgr24" draw:text-style-name="MP5" draw:layer="layout" svg:width="12.327cm" svg:height="6.482cm" svg:x="6.162cm" svg:y="7.804cm">
          <draw:image xlink:href="Pictures/10000001000004B0000002742EF6FE60.png" xlink:type="simple" xlink:show="embed" xlink:actuate="onLoad" draw:mime-type="image/png">
            <text:p/>
          </draw:image>
        </draw:frame>
        <draw:frame draw:name="Google Shape;263;p22" draw:style-name="Mgr25" draw:text-style-name="MP5" draw:layer="layout" svg:width="11.587cm" svg:height="4.969cm" draw:transform="rotate (-3.14159265358979) translate (11.588cm 14.4cm)">
          <draw:image xlink:href="Pictures/10000001000004B000000274EAA72025.png" xlink:type="simple" xlink:show="embed" xlink:actuate="onLoad" draw:mime-type="image/png">
            <text:p/>
          </draw:image>
        </draw:frame>
      </draw:g>
      <draw:g draw:name="Google Shape;264;p22" draw:style-name="Mgr3">
        <draw:frame draw:name="Google Shape;265;p22" draw:style-name="Mgr26" draw:text-style-name="MP5" draw:layer="layout" svg:width="5.923cm" svg:height="9.694cm" svg:x="19.476cm" svg:y="0cm">
          <draw:image xlink:href="Pictures/10000001000004B0000002742EF6FE60.png" xlink:type="simple" xlink:show="embed" xlink:actuate="onLoad" draw:mime-type="image/png">
            <text:p/>
          </draw:image>
        </draw:frame>
        <draw:frame draw:name="Google Shape;266;p22" draw:style-name="Mgr25" draw:text-style-name="MP5" draw:layer="layout" svg:width="11.587cm" svg:height="4.969cm" svg:x="13.848cm" svg:y="0cm">
          <draw:image xlink:href="Pictures/10000001000004B000000274EAA72025.png" xlink:type="simple" xlink:show="embed" xlink:actuate="onLoad" draw:mime-type="image/png">
            <text:p/>
          </draw:image>
        </draw:frame>
      </draw:g>
      <draw:frame draw:name="Google Shape;267;p22" presentation:style-name="TITLE_5f_AND_5f_TWO_5f_COLUMNS_5f_1_5f_1-title" draw:layer="backgroundobjects" svg:width="21.399cm" svg:height="1.59cm" svg:x="2cm" svg:y="1.236cm" presentation:class="title" presentation:placeholder="true" presentation:user-transformed="true">
        <draw:text-box/>
      </draw:frame>
      <draw:g draw:name="Google Shape;270;p22" draw:style-name="Mgr8">
        <draw:custom-shape draw:name="Google Shape;271;p22" draw:style-name="Mgr10" draw:text-style-name="MP7" draw:layer="layout" svg:width="6.748cm" svg:height="6.747cm" svg:x="23.669cm" svg:y="-0.217cm">
          <text:p text:style-name="MP6"><text:span text:style-name="MT1"/></text:p>
          <draw:enhanced-geometry draw:mirror-horizontal="false" draw:mirror-vertical="false" drawooo:sub-view-size="97192 97166" draw:text-areas="0 0 ?f0 ?f1" svg:viewBox="0 0 0 0" draw:type="ooxml-non-primitive" draw:enhanced-path="M 47043 1 L 47282 7412 47839 7412 47707 1 Z M 50389 27 L 50150 7438 50708 7465 51053 54 C 50841 54 50628 27 50389 27 Z M 44386 160 L 43722 213 44466 7598 45024 7544 44386 160 Z M 53710 266 L 52939 7624 53524 7704 54374 319 53710 266 Z M 41066 585 C 40854 612 40615 638 40402 691 L 41650 7996 42208 7890 41066 585 Z M 57030 718 L 55755 8023 56313 8129 57694 851 57030 718 Z M 37772 1196 L 37135 1355 38861 8554 39446 8421 37772 1196 Z M 60297 1408 L 58517 8607 59075 8740 60961 1568 C 60749 1515 60536 1462 60297 1408 Z M 34532 2046 L 33894 2232 36126 9324 36683 9138 34532 2046 Z M 63538 2338 L 61253 9377 61811 9563 64175 2524 63538 2338 Z M 31371 3135 L 30760 3374 33469 10254 34001 10068 31371 3135 Z M 66699 3480 L 63910 10360 64467 10572 67310 3719 66699 3480 Z M 28290 4410 L 27679 4702 30866 11396 31397 11157 28290 4410 Z M 69753 4835 L 66513 11502 67044 11768 70364 5127 69753 4835 Z M 25315 5898 L 24730 6243 28369 12697 28847 12432 25315 5898 Z M 72728 6402 L 69036 12830 69514 13122 73286 6721 72728 6402 Z M 22446 7598 L 21888 7969 25952 14185 26430 13866 22446 7598 Z M 75570 8155 L 71453 14344 71905 14637 76128 8554 75570 8155 Z M 19684 9510 L 19152 9908 23641 15805 24093 15487 19684 9510 Z M 78280 10121 L 73738 15991 74189 16337 78811 10546 78280 10121 Z M 17054 11608 L 16549 12033 21437 17611 21888 17240 17054 11608 Z M 80856 12246 L 75916 17797 76367 18169 81361 12697 80856 12246 Z M 14610 13866 C 14451 13999 14291 14158 14132 14318 L 19391 19551 19790 19179 14610 13866 Z M 83300 14557 L 77988 19763 C 78120 19869 78253 20029 78386 20161 L 83752 15035 C 83592 14876 83459 14716 83300 14557 Z M 12299 16257 L 11848 16762 17452 21622 C 17585 21490 17691 21357 17824 21197 L 12299 16257 Z M 85531 17027 L 79900 21835 C 80033 21968 80139 22127 80272 22260 L 85983 17532 85531 17027 Z M 10148 18833 L 9749 19365 15673 23827 16018 23402 10148 18833 Z M 87630 19630 L 81680 24040 82025 24518 88028 20161 87630 19630 Z M 8182 21543 C 8076 21729 7943 21915 7810 22101 L 14052 26165 14345 25686 8182 21543 Z M 89542 22366 L 83273 26377 C 83380 26536 83486 26696 83566 26855 L 83592 26855 89887 22924 C 89781 22738 89648 22552 89542 22366 Z M 6429 24411 C 6296 24597 6190 24783 6084 24969 L 12565 28582 C 12671 28422 12751 28263 12857 28104 L 6429 24411 Z M 91242 25261 L 84734 28821 C 84814 28980 84894 29140 85000 29325 L 91561 25819 91242 25261 Z M 4862 27360 C 4756 27546 4649 27758 4570 27971 L 11290 31132 C 11370 30946 11449 30786 11529 30600 L 4862 27360 Z M 92730 28236 L 86009 31344 C 86089 31504 86142 31690 86222 31849 L 86248 31849 93022 28847 C 92942 28635 92836 28422 92730 28236 Z M 3481 30415 L 3242 31052 10174 33735 C 10227 33549 10307 33363 10387 33204 L 10360 33204 3481 30415 Z M 94031 31318 L 87098 33947 C 87151 34107 87231 34293 87284 34479 L 94270 31929 94031 31318 Z M 2338 33575 C 2285 33788 2206 34000 2153 34213 L 9218 36418 C 9298 36232 9351 36046 9404 35860 L 2338 33575 Z M 95120 34479 L 88001 36630 C 88055 36816 88108 37002 88161 37188 L 95306 35116 C 95226 34904 95173 34691 95120 34479 Z M 1435 36789 L 1276 37454 8501 39154 C 8527 38968 8581 38755 8634 38596 L 1435 36789 Z M 95970 37693 L 88745 39366 C 88772 39552 88825 39738 88851 39924 L 96103 38357 C 96076 38144 96023 37932 95970 37693 Z M 745 40057 C 692 40296 665 40508 638 40721 L 7943 41916 C 7970 41757 7996 41544 8023 41358 L 8049 41358 745 40057 Z M 96608 40986 L 89276 42155 C 89303 42341 89330 42527 89356 42713 L 96687 41650 96608 40986 Z M 267 43377 C 240 43589 213 43828 187 44041 L 7571 44732 C 7598 44546 7624 44360 7651 44174 L 7624 44174 267 43377 Z M 97006 44307 L 89595 44971 C 89622 45157 89648 45343 89648 45528 L 97059 44971 C 97059 44758 97006 44546 97006 44307 Z M 28 46724 C 28 46936 1 47175 1 47388 L 7412 47574 C 7412 47388 7438 47175 7438 46989 L 28 46724 Z M 97192 47653 L 89781 47786 C 89755 47972 89755 48185 89781 48371 L 97192 48318 97192 47653 Z M 89781 48583 L 89781 49141 97192 49247 97192 48583 Z M 7412 49832 L 1 50044 C 1 50257 1 50496 28 50708 L 7438 50389 7412 49832 Z M 89675 51425 C 89648 51611 89648 51797 89622 51983 L 97033 52594 C 97033 52355 97059 52142 97086 51930 L 89675 51425 Z M 7598 52674 L 213 53391 C 240 53603 267 53816 293 54055 L 7651 53232 7598 52674 Z M 89409 54241 C 89356 54427 89330 54613 89330 54799 L 96661 55914 C 96687 55675 96714 55463 96740 55250 L 89409 54241 Z M 7970 55463 L 665 56711 C 718 56924 745 57136 798 57375 L 8102 56047 C 8049 55835 7996 55649 7970 55463 Z M 88905 57030 C 88854 57208 88827 57385 88779 57563 L 88779 57563 88772 57561 88772 57588 C 88774 57579 88776 57571 88779 57563 L 88779 57563 96023 59208 C 96076 58996 96130 58757 96156 58544 L 88905 57030 Z M 8554 58252 L 1329 59978 1488 60642 8687 58810 C 8634 58624 8581 58438 8554 58252 Z M 88241 59766 C 88161 59978 88134 60138 88081 60324 L 95173 62449 C 95253 62236 95306 62024 95359 61785 L 88241 59766 Z M 9298 60988 L 2232 63192 C 2285 63405 2365 63644 2418 63856 L 9484 61519 C 9404 61333 9351 61147 9298 60988 Z M 87391 62475 C 87311 62661 87231 62847 87178 63006 L 94111 65610 94350 64972 87391 62475 Z M 10254 63671 L 3348 66380 C 3427 66592 3507 66778 3587 66991 L 10466 64175 10254 63671 Z M 86301 65105 C 86250 65283 86175 65462 86099 65640 L 86099 65640 86089 65636 86089 65663 C 86092 65655 86095 65648 86099 65640 L 86099 65640 92836 68717 C 92915 68505 93022 68319 93101 68106 L 86301 65105 Z M 11370 66247 L 4676 69435 4968 70045 11635 66752 C 11529 66592 11449 66406 11370 66247 Z M 85080 67681 L 84814 68186 91348 71719 91640 71135 85080 67681 Z M 12671 68744 L 12671 68770 6217 72383 C 6323 72595 6429 72781 6535 72967 L 12963 69249 C 12857 69089 12777 68930 12671 68744 Z M 83698 70152 L 83380 70630 89648 74614 C 89781 74428 89887 74242 89994 74056 L 83698 70152 Z M 14132 71161 L 7943 75252 C 8076 75438 8182 75624 8315 75810 L 14451 71639 C 14345 71480 14238 71320 14132 71161 Z M 82131 72489 L 81786 72967 87762 77350 88161 76819 82131 72489 Z M 15779 73472 L 9882 77961 C 10015 78147 10148 78333 10281 78492 L 16124 73924 15779 73472 Z M 80378 74747 L 80033 75199 85664 80006 C 85823 79820 85956 79661 86089 79475 L 80378 74747 Z M 17585 75677 L 11981 80564 12432 81069 17957 76102 C 17824 75969 17691 75810 17585 75677 Z M 78492 76872 L 78120 77297 83433 82450 C 83566 82291 83725 82131 83884 81972 L 78492 76872 Z M 19524 77749 L 14291 83008 14743 83459 19923 78147 19524 77749 Z M 76473 78864 L 76048 79263 81016 84788 81494 84336 76473 78864 Z M 21596 79688 L 16735 85292 17240 85717 22021 80059 21596 79688 Z M 74322 80724 L 73897 81069 78466 86913 78970 86514 74322 80724 Z M 23801 81467 L 19312 87391 19843 87789 24252 81813 23801 81467 Z M 72064 82424 C 71905 82530 71772 82636 71613 82742 L 75756 88905 76314 88506 72064 82424 Z M 26112 83088 L 26112 83114 22074 89330 C 22260 89436 22446 89569 22632 89675 L 26590 83406 C 26430 83300 26271 83194 26112 83088 Z M 69700 83964 C 69514 84044 69355 84150 69195 84256 L 72941 90658 73499 90313 69700 83964 Z M 28555 84575 L 24943 91056 25527 91375 29060 84867 28555 84575 Z M 67203 85319 L 66699 85584 69966 92225 70577 91933 67203 85319 Z M 31079 85877 L 27918 92597 28529 92863 31610 86116 31079 85877 Z M 64653 86514 L 64122 86727 66911 93606 C 67124 93527 67336 93420 67549 93341 L 64653 86514 Z M 33682 86992 L 30999 93898 31610 94137 34213 87178 33682 86992 Z M 61997 87523 L 61466 87709 63803 94748 64414 94536 61997 87523 Z M 36365 87922 L 34160 95014 C 34372 95094 34585 95147 34797 95200 L 36922 88081 36365 87922 Z M 59288 88347 L 58757 88506 60563 95678 61227 95519 59288 88347 Z M 39100 88666 L 37374 95891 38038 96023 39632 88798 39100 88666 Z M 56525 88984 L 55994 89091 57296 96395 57960 96262 56525 88984 Z M 41863 89223 L 40668 96528 41332 96634 42421 89303 41863 89223 Z M 53736 89436 L 53178 89516 53975 96900 54639 96820 53736 89436 Z M 44679 89569 L 43988 96953 44652 97006 45236 89622 44679 89569 Z M 50921 89702 L 50336 89728 50682 97139 51346 97112 50921 89702 Z M 47494 89755 L 47308 97166 47972 97166 48079 89755 Z N">
            <draw:equation draw:name="f0" draw:formula="logwidth"/>
            <draw:equation draw:name="f1" draw:formula="logheight"/>
          </draw:enhanced-geometry>
        </draw:custom-shape>
        <draw:custom-shape draw:name="Google Shape;272;p22" draw:style-name="Mgr15" draw:text-style-name="MP8" draw:layer="layout" svg:width="4.292cm" svg:height="0.973cm" svg:x="10.554cm" svg:y="12.945cm">
          <text:p text:style-name="MP6"><text:span text:style-name="MT1"/></text:p>
          <draw:enhanced-geometry draw:mirror-horizontal="false" draw:mirror-vertical="false" drawooo:sub-view-size="61812 14026" draw:text-areas="0 0 ?f0 ?f1" svg:viewBox="0 0 0 0"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273;p22" draw:style-name="Mgr9" draw:text-style-name="MP7" draw:layer="layout" svg:width="2.072cm" svg:height="3.627cm" svg:x="0.476cm" svg:y="-1.99cm">
          <text:p text:style-name="MP6"><text:span text:style-name="MT1"/></text:p>
          <draw:enhanced-geometry draw:mirror-horizontal="false" draw:mirror-vertical="fals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g>
      <draw:frame presentation:style-name="TITLE_5f_AND_5f_TWO_5f_COLUMNS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title" draw:layer="backgroundobjects" svg:width="0cm" svg:height="0cm" svg:x="0cm" svg:y="2.257cm" presentation:class="page"/>
        <draw:frame presentation:style-name="TITLE_5f_AND_5f_TWO_5f_COLUMNS_5f_1_5f_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9" style:display-name="CUSTOM_9"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399;p30" draw:style-name="Mgr3">
        <draw:frame draw:name="Google Shape;400;p30" draw:style-name="Mgr27" draw:text-style-name="MP5" draw:layer="layout" svg:width="15.847cm" svg:height="6.524cm" draw:transform="rotate (-3.14159265358979) translate (18.49cm 6.54cm)">
          <draw:image xlink:href="Pictures/10000001000004B0000002742EF6FE60.png" xlink:type="simple" xlink:show="embed" xlink:actuate="onLoad" draw:mime-type="image/png">
            <text:p/>
          </draw:image>
        </draw:frame>
        <draw:frame draw:name="Google Shape;401;p30" draw:style-name="Mgr28" draw:text-style-name="MP5" draw:layer="layout" svg:width="11.587cm" svg:height="4.969cm" svg:x="0.001cm" svg:y="0cm">
          <draw:image xlink:href="Pictures/10000001000004B000000274EAA72025.png" xlink:type="simple" xlink:show="embed" xlink:actuate="onLoad" draw:mime-type="image/png">
            <text:p/>
          </draw:image>
        </draw:frame>
      </draw:g>
      <draw:g draw:name="Google Shape;402;p30" draw:style-name="Mgr3">
        <draw:frame draw:name="Google Shape;403;p30" draw:style-name="Mgr29" draw:text-style-name="MP5" draw:layer="layout" svg:width="5.923cm" svg:height="9.694cm" draw:transform="rotate (-3.14159265358979) translate (25.399cm 14.4cm)">
          <draw:image xlink:href="Pictures/10000001000004B0000002742EF6FE60.png" xlink:type="simple" xlink:show="embed" xlink:actuate="onLoad" draw:mime-type="image/png">
            <text:p/>
          </draw:image>
        </draw:frame>
        <draw:frame draw:name="Google Shape;404;p30" draw:style-name="Mgr28" draw:text-style-name="MP5" draw:layer="layout" svg:width="11.587cm" svg:height="4.969cm" draw:transform="rotate (-3.14159265358979) translate (25.435cm 14.4cm)">
          <draw:image xlink:href="Pictures/10000001000004B000000274EAA72025.png" xlink:type="simple" xlink:show="embed" xlink:actuate="onLoad" draw:mime-type="image/png">
            <text:p/>
          </draw:image>
        </draw:frame>
      </draw:g>
      <draw:g draw:name="Google Shape;405;p30" draw:style-name="Mgr8">
        <draw:custom-shape draw:name="Google Shape;406;p30" draw:style-name="Mgr10" draw:text-style-name="MP7" draw:layer="layout" svg:width="6.748cm" svg:height="6.747cm" svg:x="23.669cm" svg:y="4.327cm">
          <text:p text:style-name="MP6"><text:span text:style-name="MT1"/></text:p>
          <draw:enhanced-geometry draw:mirror-horizontal="false" draw:mirror-vertical="true" drawooo:sub-view-size="97192 97166" draw:text-areas="0 0 ?f0 ?f1" svg:viewBox="0 0 0 0" draw:type="ooxml-non-primitive" draw:enhanced-path="M 47043 1 L 47282 7412 47839 7412 47707 1 Z M 50389 27 L 50150 7438 50708 7465 51053 54 C 50841 54 50628 27 50389 27 Z M 44386 160 L 43722 213 44466 7598 45024 7544 44386 160 Z M 53710 266 L 52939 7624 53524 7704 54374 319 53710 266 Z M 41066 585 C 40854 612 40615 638 40402 691 L 41650 7996 42208 7890 41066 585 Z M 57030 718 L 55755 8023 56313 8129 57694 851 57030 718 Z M 37772 1196 L 37135 1355 38861 8554 39446 8421 37772 1196 Z M 60297 1408 L 58517 8607 59075 8740 60961 1568 C 60749 1515 60536 1462 60297 1408 Z M 34532 2046 L 33894 2232 36126 9324 36683 9138 34532 2046 Z M 63538 2338 L 61253 9377 61811 9563 64175 2524 63538 2338 Z M 31371 3135 L 30760 3374 33469 10254 34001 10068 31371 3135 Z M 66699 3480 L 63910 10360 64467 10572 67310 3719 66699 3480 Z M 28290 4410 L 27679 4702 30866 11396 31397 11157 28290 4410 Z M 69753 4835 L 66513 11502 67044 11768 70364 5127 69753 4835 Z M 25315 5898 L 24730 6243 28369 12697 28847 12432 25315 5898 Z M 72728 6402 L 69036 12830 69514 13122 73286 6721 72728 6402 Z M 22446 7598 L 21888 7969 25952 14185 26430 13866 22446 7598 Z M 75570 8155 L 71453 14344 71905 14637 76128 8554 75570 8155 Z M 19684 9510 L 19152 9908 23641 15805 24093 15487 19684 9510 Z M 78280 10121 L 73738 15991 74189 16337 78811 10546 78280 10121 Z M 17054 11608 L 16549 12033 21437 17611 21888 17240 17054 11608 Z M 80856 12246 L 75916 17797 76367 18169 81361 12697 80856 12246 Z M 14610 13866 C 14451 13999 14291 14158 14132 14318 L 19391 19551 19790 19179 14610 13866 Z M 83300 14557 L 77988 19763 C 78120 19869 78253 20029 78386 20161 L 83752 15035 C 83592 14876 83459 14716 83300 14557 Z M 12299 16257 L 11848 16762 17452 21622 C 17585 21490 17691 21357 17824 21197 L 12299 16257 Z M 85531 17027 L 79900 21835 C 80033 21968 80139 22127 80272 22260 L 85983 17532 85531 17027 Z M 10148 18833 L 9749 19365 15673 23827 16018 23402 10148 18833 Z M 87630 19630 L 81680 24040 82025 24518 88028 20161 87630 19630 Z M 8182 21543 C 8076 21729 7943 21915 7810 22101 L 14052 26165 14345 25686 8182 21543 Z M 89542 22366 L 83273 26377 C 83380 26536 83486 26696 83566 26855 L 83592 26855 89887 22924 C 89781 22738 89648 22552 89542 22366 Z M 6429 24411 C 6296 24597 6190 24783 6084 24969 L 12565 28582 C 12671 28422 12751 28263 12857 28104 L 6429 24411 Z M 91242 25261 L 84734 28821 C 84814 28980 84894 29140 85000 29325 L 91561 25819 91242 25261 Z M 4862 27360 C 4756 27546 4649 27758 4570 27971 L 11290 31132 C 11370 30946 11449 30786 11529 30600 L 4862 27360 Z M 92730 28236 L 86009 31344 C 86089 31504 86142 31690 86222 31849 L 86248 31849 93022 28847 C 92942 28635 92836 28422 92730 28236 Z M 3481 30415 L 3242 31052 10174 33735 C 10227 33549 10307 33363 10387 33204 L 10360 33204 3481 30415 Z M 94031 31318 L 87098 33947 C 87151 34107 87231 34293 87284 34479 L 94270 31929 94031 31318 Z M 2338 33575 C 2285 33788 2206 34000 2153 34213 L 9218 36418 C 9298 36232 9351 36046 9404 35860 L 2338 33575 Z M 95120 34479 L 88001 36630 C 88055 36816 88108 37002 88161 37188 L 95306 35116 C 95226 34904 95173 34691 95120 34479 Z M 1435 36789 L 1276 37454 8501 39154 C 8527 38968 8581 38755 8634 38596 L 1435 36789 Z M 95970 37693 L 88745 39366 C 88772 39552 88825 39738 88851 39924 L 96103 38357 C 96076 38144 96023 37932 95970 37693 Z M 745 40057 C 692 40296 665 40508 638 40721 L 7943 41916 C 7970 41757 7996 41544 8023 41358 L 8049 41358 745 40057 Z M 96608 40986 L 89276 42155 C 89303 42341 89330 42527 89356 42713 L 96687 41650 96608 40986 Z M 267 43377 C 240 43589 213 43828 187 44041 L 7571 44732 C 7598 44546 7624 44360 7651 44174 L 7624 44174 267 43377 Z M 97006 44307 L 89595 44971 C 89622 45157 89648 45343 89648 45528 L 97059 44971 C 97059 44758 97006 44546 97006 44307 Z M 28 46724 C 28 46936 1 47175 1 47388 L 7412 47574 C 7412 47388 7438 47175 7438 46989 L 28 46724 Z M 97192 47653 L 89781 47786 C 89755 47972 89755 48185 89781 48371 L 97192 48318 97192 47653 Z M 89781 48583 L 89781 49141 97192 49247 97192 48583 Z M 7412 49832 L 1 50044 C 1 50257 1 50496 28 50708 L 7438 50389 7412 49832 Z M 89675 51425 C 89648 51611 89648 51797 89622 51983 L 97033 52594 C 97033 52355 97059 52142 97086 51930 L 89675 51425 Z M 7598 52674 L 213 53391 C 240 53603 267 53816 293 54055 L 7651 53232 7598 52674 Z M 89409 54241 C 89356 54427 89330 54613 89330 54799 L 96661 55914 C 96687 55675 96714 55463 96740 55250 L 89409 54241 Z M 7970 55463 L 665 56711 C 718 56924 745 57136 798 57375 L 8102 56047 C 8049 55835 7996 55649 7970 55463 Z M 88905 57030 C 88854 57208 88827 57385 88779 57563 L 88779 57563 88772 57561 88772 57588 C 88774 57579 88776 57571 88779 57563 L 88779 57563 96023 59208 C 96076 58996 96130 58757 96156 58544 L 88905 57030 Z M 8554 58252 L 1329 59978 1488 60642 8687 58810 C 8634 58624 8581 58438 8554 58252 Z M 88241 59766 C 88161 59978 88134 60138 88081 60324 L 95173 62449 C 95253 62236 95306 62024 95359 61785 L 88241 59766 Z M 9298 60988 L 2232 63192 C 2285 63405 2365 63644 2418 63856 L 9484 61519 C 9404 61333 9351 61147 9298 60988 Z M 87391 62475 C 87311 62661 87231 62847 87178 63006 L 94111 65610 94350 64972 87391 62475 Z M 10254 63671 L 3348 66380 C 3427 66592 3507 66778 3587 66991 L 10466 64175 10254 63671 Z M 86301 65105 C 86250 65283 86175 65462 86099 65640 L 86099 65640 86089 65636 86089 65663 C 86092 65655 86095 65648 86099 65640 L 86099 65640 92836 68717 C 92915 68505 93022 68319 93101 68106 L 86301 65105 Z M 11370 66247 L 4676 69435 4968 70045 11635 66752 C 11529 66592 11449 66406 11370 66247 Z M 85080 67681 L 84814 68186 91348 71719 91640 71135 85080 67681 Z M 12671 68744 L 12671 68770 6217 72383 C 6323 72595 6429 72781 6535 72967 L 12963 69249 C 12857 69089 12777 68930 12671 68744 Z M 83698 70152 L 83380 70630 89648 74614 C 89781 74428 89887 74242 89994 74056 L 83698 70152 Z M 14132 71161 L 7943 75252 C 8076 75438 8182 75624 8315 75810 L 14451 71639 C 14345 71480 14238 71320 14132 71161 Z M 82131 72489 L 81786 72967 87762 77350 88161 76819 82131 72489 Z M 15779 73472 L 9882 77961 C 10015 78147 10148 78333 10281 78492 L 16124 73924 15779 73472 Z M 80378 74747 L 80033 75199 85664 80006 C 85823 79820 85956 79661 86089 79475 L 80378 74747 Z M 17585 75677 L 11981 80564 12432 81069 17957 76102 C 17824 75969 17691 75810 17585 75677 Z M 78492 76872 L 78120 77297 83433 82450 C 83566 82291 83725 82131 83884 81972 L 78492 76872 Z M 19524 77749 L 14291 83008 14743 83459 19923 78147 19524 77749 Z M 76473 78864 L 76048 79263 81016 84788 81494 84336 76473 78864 Z M 21596 79688 L 16735 85292 17240 85717 22021 80059 21596 79688 Z M 74322 80724 L 73897 81069 78466 86913 78970 86514 74322 80724 Z M 23801 81467 L 19312 87391 19843 87789 24252 81813 23801 81467 Z M 72064 82424 C 71905 82530 71772 82636 71613 82742 L 75756 88905 76314 88506 72064 82424 Z M 26112 83088 L 26112 83114 22074 89330 C 22260 89436 22446 89569 22632 89675 L 26590 83406 C 26430 83300 26271 83194 26112 83088 Z M 69700 83964 C 69514 84044 69355 84150 69195 84256 L 72941 90658 73499 90313 69700 83964 Z M 28555 84575 L 24943 91056 25527 91375 29060 84867 28555 84575 Z M 67203 85319 L 66699 85584 69966 92225 70577 91933 67203 85319 Z M 31079 85877 L 27918 92597 28529 92863 31610 86116 31079 85877 Z M 64653 86514 L 64122 86727 66911 93606 C 67124 93527 67336 93420 67549 93341 L 64653 86514 Z M 33682 86992 L 30999 93898 31610 94137 34213 87178 33682 86992 Z M 61997 87523 L 61466 87709 63803 94748 64414 94536 61997 87523 Z M 36365 87922 L 34160 95014 C 34372 95094 34585 95147 34797 95200 L 36922 88081 36365 87922 Z M 59288 88347 L 58757 88506 60563 95678 61227 95519 59288 88347 Z M 39100 88666 L 37374 95891 38038 96023 39632 88798 39100 88666 Z M 56525 88984 L 55994 89091 57296 96395 57960 96262 56525 88984 Z M 41863 89223 L 40668 96528 41332 96634 42421 89303 41863 89223 Z M 53736 89436 L 53178 89516 53975 96900 54639 96820 53736 89436 Z M 44679 89569 L 43988 96953 44652 97006 45236 89622 44679 89569 Z M 50921 89702 L 50336 89728 50682 97139 51346 97112 50921 89702 Z M 47494 89755 L 47308 97166 47972 97166 48079 89755 Z N">
            <draw:equation draw:name="f0" draw:formula="logwidth"/>
            <draw:equation draw:name="f1" draw:formula="logheight"/>
          </draw:enhanced-geometry>
        </draw:custom-shape>
        <draw:custom-shape draw:name="Google Shape;407;p30" draw:style-name="Mgr15" draw:text-style-name="MP8" draw:layer="layout" svg:width="4.292cm" svg:height="0.973cm" svg:x="10.554cm" svg:y="0.479cm">
          <text:p text:style-name="MP6"><text:span text:style-name="MT1"/></text:p>
          <draw:enhanced-geometry draw:mirror-horizontal="false" draw:mirror-vertical="true" drawooo:sub-view-size="61812 14026" draw:text-areas="0 0 ?f0 ?f1" svg:viewBox="0 0 0 0"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408;p30" draw:style-name="Mgr9" draw:text-style-name="MP7" draw:layer="layout" svg:width="2.072cm" svg:height="3.627cm" svg:x="0.635cm" svg:y="12.026cm">
          <text:p text:style-name="MP6"><text:span text:style-name="MT1"/></text:p>
          <draw:enhanced-geometry draw:mirror-horizontal="false" draw:mirror-vertical="tru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g>
      <presentation:notes style:page-layout-name="PM2">
        <draw:page-thumbnail presentation:style-name="CUSTOM_5f_9-title" draw:layer="backgroundobjects" svg:width="0cm" svg:height="0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9_5f_1" style:display-name="CUSTOM_9_1" style:page-layout-name="PM1" draw:style-name="Mdp1">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410;p31" draw:style-name="Mgr3">
        <draw:frame draw:name="Google Shape;411;p31" draw:style-name="Mgr30" draw:text-style-name="MP5" draw:layer="layout" svg:width="6.48cm" svg:height="12.567cm" draw:transform="rotate (-3.14159265358979) translate (25.399cm 14.247cm)">
          <draw:image xlink:href="Pictures/10000001000004B000000274EAA72025.png" xlink:type="simple" xlink:show="embed" xlink:actuate="onLoad" draw:mime-type="image/png">
            <text:p/>
          </draw:image>
        </draw:frame>
        <draw:frame draw:name="Google Shape;412;p31" draw:style-name="Mgr31" draw:text-style-name="MP5" draw:layer="layout" svg:width="14.74cm" svg:height="6.344cm" draw:transform="rotate (-3.14159265358979) translate (25.399cm 14.247cm)">
          <draw:image xlink:href="Pictures/10000001000004B0000002742EF6FE60.png" xlink:type="simple" xlink:show="embed" xlink:actuate="onLoad" draw:mime-type="image/png">
            <text:p/>
          </draw:image>
        </draw:frame>
      </draw:g>
      <draw:g draw:name="Google Shape;413;p31" draw:style-name="Mgr3">
        <draw:frame draw:name="Google Shape;414;p31" draw:style-name="Mgr32" draw:text-style-name="MP5" draw:layer="layout" svg:width="12.327cm" svg:height="6.482cm" draw:transform="rotate (-3.14159265358979) translate (12.327cm 6.443cm)">
          <draw:image xlink:href="Pictures/10000001000004B0000002742EF6FE60.png" xlink:type="simple" xlink:show="embed" xlink:actuate="onLoad" draw:mime-type="image/png">
            <text:p/>
          </draw:image>
        </draw:frame>
        <draw:frame draw:name="Google Shape;415;p31" draw:style-name="Mgr33" draw:text-style-name="MP5" draw:layer="layout" svg:width="8.164cm" svg:height="11.572cm" svg:x="0.001cm" svg:y="-0.153cm">
          <draw:image xlink:href="Pictures/10000001000004B000000274EAA72025.png" xlink:type="simple" xlink:show="embed" xlink:actuate="onLoad" draw:mime-type="image/png">
            <text:p/>
          </draw:image>
        </draw:frame>
      </draw:g>
      <draw:g draw:name="Google Shape;416;p31" draw:style-name="Mgr8">
        <draw:g draw:name="Google Shape;417;p31" draw:style-name="Mgr8">
          <draw:custom-shape draw:name="Google Shape;418;p31" draw:style-name="Mgr9" draw:text-style-name="MP7" draw:layer="layout" svg:width="2.072cm" svg:height="3.627cm" svg:x="22.105cm" svg:y="-0.856cm">
            <text:p text:style-name="MP6"><text:span text:style-name="MT1"/></text:p>
            <draw:enhanced-geometry draw:mirror-horizontal="false" draw:mirror-vertical="true" drawooo:sub-view-size="29856 52248" draw:text-areas="0 0 ?f0 ?f1" svg:viewBox="0 0 0 0"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419;p31" draw:style-name="Mgr15" draw:text-style-name="MP8" draw:layer="layout" svg:width="1.529cm" svg:height="1.568cm" svg:x="1.216cm" svg:y="0.673cm">
            <text:p text:style-name="MP6"><text:span text:style-name="MT1"/></text:p>
            <draw:enhanced-geometry draw:mirror-horizontal="false" draw:mirror-vertical="true" drawooo:sub-view-size="43135 44235" draw:text-areas="0 0 ?f0 ?f1" svg:viewBox="0 0 0 0"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custom-shape draw:name="Google Shape;420;p31" draw:style-name="Mgr10" draw:text-style-name="MP7" draw:layer="layout" svg:width="2.837cm" svg:height="2.828cm" svg:x="-0.857cm" svg:y="10.797cm">
          <text:p text:style-name="MP6"><text:span text:style-name="MT1"/></text:p>
          <draw:enhanced-geometry draw:mirror-horizontal="false" draw:mirror-vertical="false" drawooo:sub-view-size="52484 52327" draw:text-areas="0 0 ?f0 ?f1" svg:viewBox="0 0 0 0"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g>
      <draw:g draw:name="Google Shape;421;p31" draw:style-name="Mgr3">
        <draw:connector draw:name="Google Shape;422;p31" draw:style-name="Mgr34" draw:text-style-name="MP5" draw:layer="layout" draw:type="line" svg:x1="21.301cm" svg:y1="11.389cm" svg:x2="24.521cm" svg:y2="13.27cm" svg:d="M21301 11389l3220 1881" svg:viewBox="0 0 3221 1882">
          <text:p/>
        </draw:connector>
        <draw:connector draw:name="Google Shape;423;p31" draw:style-name="Mgr34" draw:text-style-name="MP5" draw:layer="layout" draw:type="line" svg:x1="21.328cm" svg:y1="11.421cm" svg:x2="21.648cm" svg:y2="12.515cm" svg:d="M21328 11421l320 1094" svg:viewBox="0 0 321 1095">
          <text:p/>
        </draw:connector>
        <draw:connector draw:name="Google Shape;424;p31" draw:style-name="Mgr34" draw:text-style-name="MP5" draw:layer="layout" draw:type="line" svg:x1="21.343cm" svg:y1="11.396cm" svg:x2="22.501cm" svg:y2="11.067cm" svg:d="M21343 11396l1158-329" svg:viewBox="0 0 1159 330">
          <text:p/>
        </draw:connector>
      </draw:g>
      <presentation:notes style:page-layout-name="PM2">
        <draw:page-thumbnail presentation:style-name="CUSTOM_5f_9_5f_1-title" draw:layer="backgroundobjects" svg:width="0cm" svg:height="0cm" svg:x="0cm" svg:y="2.257cm" presentation:class="page"/>
        <draw:frame presentation:style-name="CUSTOM_5f_9_5f_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meta:initial-creator>
    <meta:editing-cycles>8</meta:editing-cycles>
    <dc:date>2025-04-04T00:17:40.554008391</dc:date>
    <meta:editing-duration>PT1H40M50S</meta:editing-duration>
    <meta:generator>LibreOffice/24.8.2.1$Linux_X86_64 LibreOffice_project/480$Build-1</meta:generator>
    <meta:document-statistic meta:object-count="239"/>
    <meta:user-defined meta:name="AppVersion">16.0000</meta:user-defined>
    <meta:user-defined meta:name="Notes" meta:value-type="float">8</meta:user-defined>
    <meta:user-defined meta:name="PresentationFormat">Экран (16:9)</meta:user-defined>
    <meta:user-defined meta:name="Slides" meta:value-type="float">8</meta:user-defined>
  </office:meta>
</office:document-meta>
</file>